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9" table:default-cell-style-name="Default"/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table:style-name="Default" office:value-type="string" calcext:value-type="string">
            <text:p>I(T) (nA)</text:p>
          </table:table-cell>
          <table:table-cell table:style-name="Default"/>
          <table:table-cell/>
          <table:table-cell office:value-type="string" calcext:value-type="string">
            <text:p>Data for Root</text:p>
          </table:table-cell>
          <table:table-cell table:number-columns-repeated="3"/>
          <table:table-cell table:style-name="ce3"/>
          <table:table-cell table:number-columns-repeated="2"/>
          <table:table-cell table:style-name="ce5"/>
        </table:table-row>
        <table:table-row table:style-name="ro2">
          <table:table-cell office:value-type="time" office:time-value="PT19H38M38.669S" calcext:value-type="time">
            <text:p>19:38:38.6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.00000001746484" calcext:value-type="float">
            <text:p>1.75E-08</text:p>
          </table:table-cell>
          <table:table-cell table:formula="of:=[.C2]*10^9" office:value-type="float" office:value="17.46484" calcext:value-type="float">
            <text:p>1.75E+01</text:p>
          </table:table-cell>
          <table:table-cell table:number-columns-repeated="2"/>
          <table:table-cell office:value-type="string" calcext:value-type="string">
            <text:p>Vav (v)</text:p>
          </table:table-cell>
          <table:table-cell office:value-type="string" calcext:value-type="string">
            <text:p>Iav(T) (nA)</text:p>
          </table:table-cell>
          <table:table-cell office:value-type="string" calcext:value-type="string">
            <text:p>eVav (v)</text:p>
          </table:table-cell>
          <table:table-cell office:value-type="string" calcext:value-type="string">
            <text:p>eIav(T)</text:p>
          </table:table-cell>
          <table:table-cell table:number-columns-repeated="3"/>
          <table:table-cell table:style-name="ce4"/>
        </table:table-row>
        <table:table-row table:style-name="ro2">
          <table:table-cell office:value-type="time" office:time-value="PT19H38M39.841S" calcext:value-type="time">
            <text:p>19:38:39.84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-0.00000001452837" calcext:value-type="float">
            <text:p>-1.45E-08</text:p>
          </table:table-cell>
          <table:table-cell table:formula="of:=[.C3]*10^9" office:value-type="float" office:value="-14.52837" calcext:value-type="float">
            <text:p>-1.45E+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table:formula="of:=AVERAGE([.D2:.D6])" office:value-type="float" office:value="-9.094534" calcext:value-type="float">
            <text:p>-9.09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2:.D6])" office:value-type="float" office:value="15.0342505931965" calcext:value-type="float">
            <text:p>1.50E+01</text:p>
          </table:table-cell>
          <table:table-cell table:number-columns-repeated="4"/>
        </table:table-row>
        <table:table-row table:style-name="ro2">
          <table:table-cell office:value-type="time" office:time-value="PT19H38M41.007S" calcext:value-type="time">
            <text:p>19:38:41.0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-0.00000001920807" calcext:value-type="float">
            <text:p>-1.92E-08</text:p>
          </table:table-cell>
          <table:table-cell table:formula="of:=[.C4]*10^9" office:value-type="float" office:value="-19.20807" calcext:value-type="float">
            <text:p>-1.92E+01</text:p>
          </table:table-cell>
          <table:table-cell table:number-columns-repeated="10"/>
        </table:table-row>
        <table:table-row table:style-name="ro2">
          <table:table-cell office:value-type="time" office:time-value="PT19H38M42.174S" calcext:value-type="time">
            <text:p>19:38:42.1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-0.00000001637143" calcext:value-type="float">
            <text:p>-1.64E-08</text:p>
          </table:table-cell>
          <table:table-cell table:formula="of:=[.C5]*10^9" office:value-type="float" office:value="-16.37143" calcext:value-type="float">
            <text:p>-1.64E+01</text:p>
          </table:table-cell>
          <table:table-cell table:number-columns-repeated="10"/>
        </table:table-row>
        <table:table-row table:style-name="ro2">
          <table:table-cell office:value-type="time" office:time-value="PT19H38M43.341S" calcext:value-type="time">
            <text:p>19:38:43.34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-0.00000001282964" calcext:value-type="float">
            <text:p>-1.28E-08</text:p>
          </table:table-cell>
          <table:table-cell table:formula="of:=[.C6]*10^9" office:value-type="float" office:value="-12.82964" calcext:value-type="float">
            <text:p>-1.28E+01</text:p>
          </table:table-cell>
          <table:table-cell table:number-columns-repeated="10"/>
        </table:table-row>
        <table:table-row table:style-name="ro2">
          <table:table-cell office:value-type="time" office:time-value="PT19H38M53.519S" calcext:value-type="time">
            <text:p>19:38:53.52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-0.000000004488566" calcext:value-type="float">
            <text:p>-4.49E-09</text:p>
          </table:table-cell>
          <table:table-cell table:formula="of:=[.C7]*10^9" office:value-type="float" office:value="-4.488566" calcext:value-type="float">
            <text:p>-4.49E+00</text:p>
          </table:table-cell>
          <table:table-cell table:number-columns-repeated="10"/>
        </table:table-row>
        <table:table-row table:style-name="ro2">
          <table:table-cell office:value-type="time" office:time-value="PT19H38M54.693S" calcext:value-type="time">
            <text:p>19:38:54.69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0.00000001699493" calcext:value-type="float">
            <text:p>1.70E-08</text:p>
          </table:table-cell>
          <table:table-cell table:formula="of:=[.C8]*10^9" office:value-type="float" office:value="16.99493" calcext:value-type="float">
            <text:p>1.70E+01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style-name="ce4" table:formula="of:=AVERAGE([.D7:.D11])" office:value-type="float" office:value="-1.1354634" calcext:value-type="float">
            <text:p>-1.14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7:.D11])" office:value-type="float" office:value="12.9534047929687" calcext:value-type="float">
            <text:p>1.30E+01</text:p>
          </table:table-cell>
          <table:table-cell table:number-columns-repeated="4"/>
        </table:table-row>
        <table:table-row table:style-name="ro2">
          <table:table-cell office:value-type="time" office:time-value="PT19H38M55.862S" calcext:value-type="time">
            <text:p>19:38:55.86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-0.00000001202978" calcext:value-type="float">
            <text:p>-1.20E-08</text:p>
          </table:table-cell>
          <table:table-cell table:formula="of:=[.C9]*10^9" office:value-type="float" office:value="-12.02978" calcext:value-type="float">
            <text:p>-1.20E+01</text:p>
          </table:table-cell>
          <table:table-cell table:number-columns-repeated="10"/>
        </table:table-row>
        <table:table-row table:style-name="ro2">
          <table:table-cell office:value-type="time" office:time-value="PT19H38M57.031S" calcext:value-type="time">
            <text:p>19:38:57.03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-0.00000001320077" calcext:value-type="float">
            <text:p>-1.32E-08</text:p>
          </table:table-cell>
          <table:table-cell table:formula="of:=[.C10]*10^9" office:value-type="float" office:value="-13.20077" calcext:value-type="float">
            <text:p>-1.32E+01</text:p>
          </table:table-cell>
          <table:table-cell table:number-columns-repeated="10"/>
        </table:table-row>
        <table:table-row table:style-name="ro2">
          <table:table-cell office:value-type="time" office:time-value="PT19H38M58.199S" calcext:value-type="time">
            <text:p>19:38:58.20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0.000000007046869" calcext:value-type="float">
            <text:p>7.05E-09</text:p>
          </table:table-cell>
          <table:table-cell table:formula="of:=[.C11]*10^9" office:value-type="float" office:value="7.046869" calcext:value-type="float">
            <text:p>7.05E+00</text:p>
          </table:table-cell>
          <table:table-cell table:number-columns-repeated="10"/>
        </table:table-row>
        <table:table-row table:style-name="ro2">
          <table:table-cell office:value-type="time" office:time-value="PT19H39M08.374S" calcext:value-type="time">
            <text:p>19:39:08.37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0.000000007574571" calcext:value-type="float">
            <text:p>7.57E-09</text:p>
          </table:table-cell>
          <table:table-cell table:formula="of:=[.C12]*10^9" office:value-type="float" office:value="7.574571" calcext:value-type="float">
            <text:p>7.57E+00</text:p>
          </table:table-cell>
          <table:table-cell table:number-columns-repeated="10"/>
        </table:table-row>
        <table:table-row table:style-name="ro2">
          <table:table-cell office:value-type="time" office:time-value="PT19H39M09.542S" calcext:value-type="time">
            <text:p>19:39:09.54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-0.00000001537771" calcext:value-type="float">
            <text:p>-1.54E-08</text:p>
          </table:table-cell>
          <table:table-cell table:formula="of:=[.C13]*10^9" office:value-type="float" office:value="-15.37771" calcext:value-type="float">
            <text:p>-1.54E+0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" table:formula="of:=AVERAGE([.D12:.D16])" office:value-type="float" office:value="-2.6568138" calcext:value-type="float">
            <text:p>-2.66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12:.D16])" office:value-type="float" office:value="12.1100128043955" calcext:value-type="float">
            <text:p>1.21E+01</text:p>
          </table:table-cell>
          <table:table-cell table:number-columns-repeated="4"/>
        </table:table-row>
        <table:table-row table:style-name="ro2">
          <table:table-cell office:value-type="time" office:time-value="PT19H39M10.711S" calcext:value-type="time">
            <text:p>19:39:10.71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-0.00000000523898" calcext:value-type="float">
            <text:p>-5.24E-09</text:p>
          </table:table-cell>
          <table:table-cell table:formula="of:=[.C14]*10^9" office:value-type="float" office:value="-5.23898" calcext:value-type="float">
            <text:p>-5.24E+00</text:p>
          </table:table-cell>
          <table:table-cell table:number-columns-repeated="10"/>
        </table:table-row>
        <table:table-row table:style-name="ro2">
          <table:table-cell office:value-type="time" office:time-value="PT19H39M11.879S" calcext:value-type="time">
            <text:p>19:39:11.88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0.00000001213828" calcext:value-type="float">
            <text:p>1.21E-08</text:p>
          </table:table-cell>
          <table:table-cell table:formula="of:=[.C15]*10^9" office:value-type="float" office:value="12.13828" calcext:value-type="float">
            <text:p>1.21E+01</text:p>
          </table:table-cell>
          <table:table-cell table:number-columns-repeated="10"/>
        </table:table-row>
        <table:table-row table:style-name="ro2">
          <table:table-cell office:value-type="time" office:time-value="PT19H39M13.048S" calcext:value-type="time">
            <text:p>19:39:13.05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-0.00000001238023" calcext:value-type="float">
            <text:p>-1.24E-08</text:p>
          </table:table-cell>
          <table:table-cell table:formula="of:=[.C16]*10^9" office:value-type="float" office:value="-12.38023" calcext:value-type="float">
            <text:p>-1.24E+01</text:p>
          </table:table-cell>
          <table:table-cell table:number-columns-repeated="10"/>
        </table:table-row>
        <table:table-row table:style-name="ro2">
          <table:table-cell office:value-type="time" office:time-value="PT19H39M23.222S" calcext:value-type="time">
            <text:p>19:39:23.22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0.000000006865413" calcext:value-type="float">
            <text:p>6.87E-09</text:p>
          </table:table-cell>
          <table:table-cell table:formula="of:=[.C17]*10^9" office:value-type="float" office:value="6.865413" calcext:value-type="float">
            <text:p>6.87E+00</text:p>
          </table:table-cell>
          <table:table-cell table:number-columns-repeated="10"/>
        </table:table-row>
        <table:table-row table:style-name="ro2">
          <table:table-cell office:value-type="time" office:time-value="PT19H39M24.393S" calcext:value-type="time">
            <text:p>19:39:24.39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0.00000001042328" calcext:value-type="float">
            <text:p>1.04E-08</text:p>
          </table:table-cell>
          <table:table-cell table:formula="of:=[.C18]*10^9" office:value-type="float" office:value="10.42328" calcext:value-type="float">
            <text:p>1.04E+0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4" table:formula="of:=AVERAGE([.D17:.D21])" office:value-type="float" office:value="4.6026662" calcext:value-type="float">
            <text:p>4.60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17:.D21])" office:value-type="float" office:value="10.4754396544606" calcext:value-type="float">
            <text:p>1.05E+01</text:p>
          </table:table-cell>
          <table:table-cell table:number-columns-repeated="4"/>
        </table:table-row>
        <table:table-row table:style-name="ro2">
          <table:table-cell office:value-type="time" office:time-value="PT19H39M25.57S" calcext:value-type="time">
            <text:p>19:39:25.57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0.000000008502118" calcext:value-type="float">
            <text:p>8.50E-09</text:p>
          </table:table-cell>
          <table:table-cell table:formula="of:=[.C19]*10^9" office:value-type="float" office:value="8.502118" calcext:value-type="float">
            <text:p>8.50E+00</text:p>
          </table:table-cell>
          <table:table-cell table:number-columns-repeated="10"/>
        </table:table-row>
        <table:table-row table:style-name="ro2">
          <table:table-cell office:value-type="time" office:time-value="PT19H39M26.745S" calcext:value-type="time">
            <text:p>19:39:26.75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-0.00000001389754" calcext:value-type="float">
            <text:p>-1.39E-08</text:p>
          </table:table-cell>
          <table:table-cell table:formula="of:=[.C20]*10^9" office:value-type="float" office:value="-13.89754" calcext:value-type="float">
            <text:p>-1.39E+01</text:p>
          </table:table-cell>
          <table:table-cell table:number-columns-repeated="10"/>
        </table:table-row>
        <table:table-row table:style-name="ro2">
          <table:table-cell office:value-type="time" office:time-value="PT19H39M27.913S" calcext:value-type="time">
            <text:p>19:39:27.91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0.00000001112006" calcext:value-type="float">
            <text:p>1.11E-08</text:p>
          </table:table-cell>
          <table:table-cell table:formula="of:=[.C21]*10^9" office:value-type="float" office:value="11.12006" calcext:value-type="float">
            <text:p>1.11E+01</text:p>
          </table:table-cell>
          <table:table-cell table:number-columns-repeated="10"/>
        </table:table-row>
        <table:table-row table:style-name="ro2">
          <table:table-cell office:value-type="time" office:time-value="PT19H39M38.088S" calcext:value-type="time">
            <text:p>19:39:38.09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-0.00000001503961" calcext:value-type="float">
            <text:p>-1.50E-08</text:p>
          </table:table-cell>
          <table:table-cell table:formula="of:=[.C22]*10^9" office:value-type="float" office:value="-15.03961" calcext:value-type="float">
            <text:p>-1.50E+01</text:p>
          </table:table-cell>
          <table:table-cell table:number-columns-repeated="10"/>
        </table:table-row>
        <table:table-row table:style-name="ro2">
          <table:table-cell office:value-type="time" office:time-value="PT19H39M39.258S" calcext:value-type="time">
            <text:p>19:39:39.26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-0.00000001467677" calcext:value-type="float">
            <text:p>-1.47E-08</text:p>
          </table:table-cell>
          <table:table-cell table:formula="of:=[.C23]*10^9" office:value-type="float" office:value="-14.67677" calcext:value-type="float">
            <text:p>-1.47E+0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4" table:formula="of:=AVERAGE([.D22:.D26])" office:value-type="float" office:value="-6.3393696" calcext:value-type="float">
            <text:p>-6.34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22:.D26])" office:value-type="float" office:value="10.7315995231373" calcext:value-type="float">
            <text:p>1.07E+01</text:p>
          </table:table-cell>
          <table:table-cell table:number-columns-repeated="4"/>
        </table:table-row>
        <table:table-row table:style-name="ro2">
          <table:table-cell office:value-type="time" office:time-value="PT19H39M40.426S" calcext:value-type="time">
            <text:p>19:39:40.43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0.000000007215871" calcext:value-type="float">
            <text:p>7.22E-09</text:p>
          </table:table-cell>
          <table:table-cell table:formula="of:=[.C24]*10^9" office:value-type="float" office:value="7.215871" calcext:value-type="float">
            <text:p>7.22E+00</text:p>
          </table:table-cell>
          <table:table-cell table:number-columns-repeated="10"/>
        </table:table-row>
        <table:table-row table:style-name="ro2">
          <table:table-cell office:value-type="time" office:time-value="PT19H39M41.595S" calcext:value-type="time">
            <text:p>19:39:41.60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-0.00000001252453" calcext:value-type="float">
            <text:p>-1.25E-08</text:p>
          </table:table-cell>
          <table:table-cell table:formula="of:=[.C25]*10^9" office:value-type="float" office:value="-12.52453" calcext:value-type="float">
            <text:p>-1.25E+01</text:p>
          </table:table-cell>
          <table:table-cell table:number-columns-repeated="10"/>
        </table:table-row>
        <table:table-row table:style-name="ro2">
          <table:table-cell office:value-type="time" office:time-value="PT19H39M42.763S" calcext:value-type="time">
            <text:p>19:39:42.76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0.000000003328191" calcext:value-type="float">
            <text:p>3.33E-09</text:p>
          </table:table-cell>
          <table:table-cell table:formula="of:=[.C26]*10^9" office:value-type="float" office:value="3.328191" calcext:value-type="float">
            <text:p>3.33E+00</text:p>
          </table:table-cell>
          <table:table-cell table:number-columns-repeated="10"/>
        </table:table-row>
        <table:table-row table:style-name="ro2">
          <table:table-cell office:value-type="time" office:time-value="PT19H39M52.937S" calcext:value-type="time">
            <text:p>19:39:52.94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0.000000001942973" calcext:value-type="float">
            <text:p>1.94E-09</text:p>
          </table:table-cell>
          <table:table-cell table:formula="of:=[.C27]*10^9" office:value-type="float" office:value="1.942973" calcext:value-type="float">
            <text:p>1.94E+00</text:p>
          </table:table-cell>
          <table:table-cell table:number-columns-repeated="10"/>
        </table:table-row>
        <table:table-row table:style-name="ro2">
          <table:table-cell office:value-type="time" office:time-value="PT19H39M54.108S" calcext:value-type="time">
            <text:p>19:39:54.11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-0.00000001191434" calcext:value-type="float">
            <text:p>-1.19E-08</text:p>
          </table:table-cell>
          <table:table-cell table:formula="of:=[.C28]*10^9" office:value-type="float" office:value="-11.91434" calcext:value-type="float">
            <text:p>-1.19E+0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" table:formula="of:=AVERAGE([.D27:.D31])" office:value-type="float" office:value="-6.7028036" calcext:value-type="float">
            <text:p>-6.70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27:.D31])" office:value-type="float" office:value="6.36283712826199" calcext:value-type="float">
            <text:p>6.36E+00</text:p>
          </table:table-cell>
          <table:table-cell table:number-columns-repeated="4"/>
        </table:table-row>
        <table:table-row table:style-name="ro2">
          <table:table-cell office:value-type="time" office:time-value="PT19H39M55.276S" calcext:value-type="time">
            <text:p>19:39:55.28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-0.000000002707413" calcext:value-type="float">
            <text:p>-2.71E-09</text:p>
          </table:table-cell>
          <table:table-cell table:formula="of:=[.C29]*10^9" office:value-type="float" office:value="-2.707413" calcext:value-type="float">
            <text:p>-2.71E+00</text:p>
          </table:table-cell>
          <table:table-cell table:number-columns-repeated="10"/>
        </table:table-row>
        <table:table-row table:style-name="ro2">
          <table:table-cell office:value-type="time" office:time-value="PT19H39M56.444S" calcext:value-type="time">
            <text:p>19:39:56.44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-0.000000007547918" calcext:value-type="float">
            <text:p>-7.55E-09</text:p>
          </table:table-cell>
          <table:table-cell table:formula="of:=[.C30]*10^9" office:value-type="float" office:value="-7.547918" calcext:value-type="float">
            <text:p>-7.55E+00</text:p>
          </table:table-cell>
          <table:table-cell table:number-columns-repeated="10"/>
        </table:table-row>
        <table:table-row table:style-name="ro2">
          <table:table-cell office:value-type="time" office:time-value="PT19H39M57.612S" calcext:value-type="time">
            <text:p>19:39:57.61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-0.00000001328732" calcext:value-type="float">
            <text:p>-1.33E-08</text:p>
          </table:table-cell>
          <table:table-cell table:formula="of:=[.C31]*10^9" office:value-type="float" office:value="-13.28732" calcext:value-type="float">
            <text:p>-1.33E+01</text:p>
          </table:table-cell>
          <table:table-cell table:number-columns-repeated="10"/>
        </table:table-row>
        <table:table-row table:style-name="ro2">
          <table:table-cell office:value-type="time" office:time-value="PT19H40M07.794S" calcext:value-type="time">
            <text:p>19:40:07.79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-0.000000003973178" calcext:value-type="float">
            <text:p>-3.97E-09</text:p>
          </table:table-cell>
          <table:table-cell table:formula="of:=[.C32]*10^9" office:value-type="float" office:value="-3.973178" calcext:value-type="float">
            <text:p>-3.97E+00</text:p>
          </table:table-cell>
          <table:table-cell table:number-columns-repeated="10"/>
        </table:table-row>
        <table:table-row table:style-name="ro2">
          <table:table-cell office:value-type="time" office:time-value="PT19H40M08.969S" calcext:value-type="time">
            <text:p>19:40:08.97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0.000000004482561" calcext:value-type="float">
            <text:p>4.48E-09</text:p>
          </table:table-cell>
          <table:table-cell table:formula="of:=[.C33]*10^9" office:value-type="float" office:value="4.482561" calcext:value-type="float">
            <text:p>4.48E+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style-name="ce4" table:formula="of:=AVERAGE([.D32:.D36])" office:value-type="float" office:value="-2.110628" calcext:value-type="float">
            <text:p>-2.11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32:.D36])" office:value-type="float" office:value="5.72973230406382" calcext:value-type="float">
            <text:p>5.73E+00</text:p>
          </table:table-cell>
          <table:table-cell table:number-columns-repeated="4"/>
        </table:table-row>
        <table:table-row table:style-name="ro2">
          <table:table-cell office:value-type="time" office:time-value="PT19H40M10.137S" calcext:value-type="time">
            <text:p>19:40:10.14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-0.00000000994348" calcext:value-type="float">
            <text:p>-9.94E-09</text:p>
          </table:table-cell>
          <table:table-cell table:formula="of:=[.C34]*10^9" office:value-type="float" office:value="-9.94348" calcext:value-type="float">
            <text:p>-9.94E+00</text:p>
          </table:table-cell>
          <table:table-cell table:number-columns-repeated="10"/>
        </table:table-row>
        <table:table-row table:style-name="ro2">
          <table:table-cell office:value-type="time" office:time-value="PT19H40M11.305S" calcext:value-type="time">
            <text:p>19:40:11.31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0.000000002458314" calcext:value-type="float">
            <text:p>2.46E-09</text:p>
          </table:table-cell>
          <table:table-cell table:formula="of:=[.C35]*10^9" office:value-type="float" office:value="2.458314" calcext:value-type="float">
            <text:p>2.46E+00</text:p>
          </table:table-cell>
          <table:table-cell table:number-columns-repeated="10"/>
        </table:table-row>
        <table:table-row table:style-name="ro2">
          <table:table-cell office:value-type="time" office:time-value="PT19H40M12.473S" calcext:value-type="time">
            <text:p>19:40:12.47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-0.000000003577357" calcext:value-type="float">
            <text:p>-3.58E-09</text:p>
          </table:table-cell>
          <table:table-cell table:formula="of:=[.C36]*10^9" office:value-type="float" office:value="-3.577357" calcext:value-type="float">
            <text:p>-3.58E+00</text:p>
          </table:table-cell>
          <table:table-cell table:number-columns-repeated="10"/>
        </table:table-row>
        <table:table-row table:style-name="ro2">
          <table:table-cell office:value-type="time" office:time-value="PT19H40M22.654S" calcext:value-type="time">
            <text:p>19:40:22.65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0.000000002796368" calcext:value-type="float">
            <text:p>2.80E-09</text:p>
          </table:table-cell>
          <table:table-cell table:formula="of:=[.C37]*10^9" office:value-type="float" office:value="2.796368" calcext:value-type="float">
            <text:p>2.80E+00</text:p>
          </table:table-cell>
          <table:table-cell table:number-columns-repeated="10"/>
        </table:table-row>
        <table:table-row table:style-name="ro2">
          <table:table-cell office:value-type="time" office:time-value="PT19H40M23.837S" calcext:value-type="time">
            <text:p>19:40:23.84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-0.000000005519347" calcext:value-type="float">
            <text:p>-5.52E-09</text:p>
          </table:table-cell>
          <table:table-cell table:formula="of:=[.C38]*10^9" office:value-type="float" office:value="-5.519347" calcext:value-type="float">
            <text:p>-5.52E+0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style-name="ce4" table:formula="of:=AVERAGE([.D37:.D41])" office:value-type="float" office:value="-1.8047388" calcext:value-type="float">
            <text:p>-1.80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37:.D41])" office:value-type="float" office:value="5.44948831249056" calcext:value-type="float">
            <text:p>5.45E+00</text:p>
          </table:table-cell>
          <table:table-cell table:number-columns-repeated="4"/>
        </table:table-row>
        <table:table-row table:style-name="ro2">
          <table:table-cell office:value-type="time" office:time-value="PT19H40M25.012S" calcext:value-type="time">
            <text:p>19:40:25.01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0.000000001011237" calcext:value-type="float">
            <text:p>1.01E-09</text:p>
          </table:table-cell>
          <table:table-cell table:formula="of:=[.C39]*10^9" office:value-type="float" office:value="1.011237" calcext:value-type="float">
            <text:p>1.01E+00</text:p>
          </table:table-cell>
          <table:table-cell table:number-columns-repeated="10"/>
        </table:table-row>
        <table:table-row table:style-name="ro2">
          <table:table-cell office:value-type="time" office:time-value="PT19H40M26.179S" calcext:value-type="time">
            <text:p>19:40:26.18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-0.000000009531149" calcext:value-type="float">
            <text:p>-9.53E-09</text:p>
          </table:table-cell>
          <table:table-cell table:formula="of:=[.C40]*10^9" office:value-type="float" office:value="-9.531149" calcext:value-type="float">
            <text:p>-9.53E+00</text:p>
          </table:table-cell>
          <table:table-cell table:number-columns-repeated="10"/>
        </table:table-row>
        <table:table-row table:style-name="ro2">
          <table:table-cell office:value-type="time" office:time-value="PT19H40M27.346S" calcext:value-type="time">
            <text:p>19:40:27.35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0.000000002219197" calcext:value-type="float">
            <text:p>2.22E-09</text:p>
          </table:table-cell>
          <table:table-cell table:formula="of:=[.C41]*10^9" office:value-type="float" office:value="2.219197" calcext:value-type="float">
            <text:p>2.22E+00</text:p>
          </table:table-cell>
          <table:table-cell table:number-columns-repeated="10"/>
        </table:table-row>
        <table:table-row table:style-name="ro2">
          <table:table-cell office:value-type="time" office:time-value="PT19H40M37.529S" calcext:value-type="time">
            <text:p>19:40:37.53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-0.0000000002709066" calcext:value-type="float">
            <text:p>-2.71E-10</text:p>
          </table:table-cell>
          <table:table-cell table:formula="of:=[.C42]*10^9" office:value-type="float" office:value="-0.2709066" calcext:value-type="float">
            <text:p>-2.71E-01</text:p>
          </table:table-cell>
          <table:table-cell table:number-columns-repeated="10"/>
        </table:table-row>
        <table:table-row table:style-name="ro2">
          <table:table-cell office:value-type="time" office:time-value="PT19H40M38.71S" calcext:value-type="time">
            <text:p>19:40:38.71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-0.000000003672186" calcext:value-type="float">
            <text:p>-3.67E-09</text:p>
          </table:table-cell>
          <table:table-cell table:formula="of:=[.C43]*10^9" office:value-type="float" office:value="-3.672186" calcext:value-type="float">
            <text:p>-3.67E+0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style-name="ce4" table:formula="of:=AVERAGE([.D42:.D46])" office:value-type="float" office:value="-2.43209788" calcext:value-type="float">
            <text:p>-2.43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42:.D46])" office:value-type="float" office:value="2.5174070125535" calcext:value-type="float">
            <text:p>2.52E+00</text:p>
          </table:table-cell>
          <table:table-cell table:number-columns-repeated="4"/>
        </table:table-row>
        <table:table-row table:style-name="ro2">
          <table:table-cell office:value-type="time" office:time-value="PT19H40M39.885S" calcext:value-type="time">
            <text:p>19:40:39.89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-0.0000000002997698" calcext:value-type="float">
            <text:p>-3.00E-10</text:p>
          </table:table-cell>
          <table:table-cell table:formula="of:=[.C44]*10^9" office:value-type="float" office:value="-0.2997698" calcext:value-type="float">
            <text:p>-3.00E-01</text:p>
          </table:table-cell>
          <table:table-cell table:number-columns-repeated="10"/>
        </table:table-row>
        <table:table-row table:style-name="ro2">
          <table:table-cell office:value-type="time" office:time-value="PT19H40M41.053S" calcext:value-type="time">
            <text:p>19:40:41.05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-0.000000006187293" calcext:value-type="float">
            <text:p>-6.19E-09</text:p>
          </table:table-cell>
          <table:table-cell table:formula="of:=[.C45]*10^9" office:value-type="float" office:value="-6.187293" calcext:value-type="float">
            <text:p>-6.19E+00</text:p>
          </table:table-cell>
          <table:table-cell table:number-columns-repeated="10"/>
        </table:table-row>
        <table:table-row table:style-name="ro2">
          <table:table-cell office:value-type="time" office:time-value="PT19H40M42.221S" calcext:value-type="time">
            <text:p>19:40:42.22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-0.000000001730334" calcext:value-type="float">
            <text:p>-1.73E-09</text:p>
          </table:table-cell>
          <table:table-cell table:formula="of:=[.C46]*10^9" office:value-type="float" office:value="-1.730334" calcext:value-type="float">
            <text:p>-1.73E+00</text:p>
          </table:table-cell>
          <table:table-cell table:number-columns-repeated="10"/>
        </table:table-row>
        <table:table-row table:style-name="ro2">
          <table:table-cell office:value-type="time" office:time-value="PT19H40M52.395S" calcext:value-type="time">
            <text:p>19:40:52.40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-0.000000007090263" calcext:value-type="float">
            <text:p>-7.09E-09</text:p>
          </table:table-cell>
          <table:table-cell table:formula="of:=[.C47]*10^9" office:value-type="float" office:value="-7.090263" calcext:value-type="float">
            <text:p>-7.09E+00</text:p>
          </table:table-cell>
          <table:table-cell table:number-columns-repeated="10"/>
        </table:table-row>
        <table:table-row table:style-name="ro2">
          <table:table-cell office:value-type="time" office:time-value="PT19H40M53.564S" calcext:value-type="time">
            <text:p>19:40:53.56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-0.00000000206015" calcext:value-type="float">
            <text:p>-2.06E-09</text:p>
          </table:table-cell>
          <table:table-cell table:formula="of:=[.C48]*10^9" office:value-type="float" office:value="-2.06015" calcext:value-type="float">
            <text:p>-2.06E+0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style-name="ce4" table:formula="of:=AVERAGE([.D47:.D51])" office:value-type="float" office:value="-4.0359604" calcext:value-type="float">
            <text:p>-4.04E+00</text:p>
          </table:table-cell>
          <table:table-cell table:style-name="ce5" office:value-type="float" office:value="0.05" calcext:value-type="float">
            <text:p>0.05</text:p>
          </table:table-cell>
          <table:table-cell table:style-name="ce4" table:formula="of:=STDEV([.D47:.D51])" office:value-type="float" office:value="3.99076303723759" calcext:value-type="float">
            <text:p>3.99E+00</text:p>
          </table:table-cell>
          <table:table-cell table:number-columns-repeated="4"/>
        </table:table-row>
        <table:table-row table:style-name="ro2">
          <table:table-cell office:value-type="time" office:time-value="PT19H40M54.732S" calcext:value-type="time">
            <text:p>19:40:54.73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0.000000001085461" calcext:value-type="float">
            <text:p>1.09E-09</text:p>
          </table:table-cell>
          <table:table-cell table:formula="of:=[.C49]*10^9" office:value-type="float" office:value="1.085461" calcext:value-type="float">
            <text:p>1.09E+00</text:p>
          </table:table-cell>
          <table:table-cell table:number-columns-repeated="10"/>
        </table:table-row>
        <table:table-row table:style-name="ro2">
          <table:table-cell office:value-type="time" office:time-value="PT19H40M55.901S" calcext:value-type="time">
            <text:p>19:40:55.90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-0.000000003222767" calcext:value-type="float">
            <text:p>-3.22E-09</text:p>
          </table:table-cell>
          <table:table-cell table:formula="of:=[.C50]*10^9" office:value-type="float" office:value="-3.222767" calcext:value-type="float">
            <text:p>-3.22E+00</text:p>
          </table:table-cell>
          <table:table-cell table:number-columns-repeated="10"/>
        </table:table-row>
        <table:table-row table:style-name="ro2">
          <table:table-cell office:value-type="time" office:time-value="PT19H40M57.078S" calcext:value-type="time">
            <text:p>19:40:57.08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-0.000000008892083" calcext:value-type="float">
            <text:p>-8.89E-09</text:p>
          </table:table-cell>
          <table:table-cell table:formula="of:=[.C51]*10^9" office:value-type="float" office:value="-8.892083" calcext:value-type="float">
            <text:p>-8.89E+00</text:p>
          </table:table-cell>
          <table:table-cell table:number-columns-repeated="10"/>
        </table:table-row>
        <table:table-row table:style-name="ro2">
          <table:table-cell office:value-type="time" office:time-value="PT19H41M07.261S" calcext:value-type="time">
            <text:p>19:41:07.26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-0.000000003771144" calcext:value-type="float">
            <text:p>-3.77E-09</text:p>
          </table:table-cell>
          <table:table-cell table:formula="of:=[.C52]*10^9" office:value-type="float" office:value="-3.771144" calcext:value-type="float">
            <text:p>-3.77E+00</text:p>
          </table:table-cell>
          <table:table-cell table:number-columns-repeated="10"/>
        </table:table-row>
        <table:table-row table:style-name="ro2">
          <table:table-cell office:value-type="time" office:time-value="PT19H41M08.431S" calcext:value-type="time">
            <text:p>19:41:08.43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-0.00000000774997" calcext:value-type="float">
            <text:p>-7.75E-09</text:p>
          </table:table-cell>
          <table:table-cell table:formula="of:=[.C53]*10^9" office:value-type="float" office:value="-7.74997" calcext:value-type="float">
            <text:p>-7.75E+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table:formula="of:=AVERAGE([.D52:.D56])" office:value-type="float" office:value="-5.35779392" calcext:value-type="float">
            <text:p>-5.36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52:.D56])" office:value-type="float" office:value="3.86748473037075" calcext:value-type="float">
            <text:p>3.87E+00</text:p>
          </table:table-cell>
          <table:table-cell table:number-columns-repeated="4"/>
        </table:table-row>
        <table:table-row table:style-name="ro2">
          <table:table-cell office:value-type="time" office:time-value="PT19H41M09.6S" calcext:value-type="time">
            <text:p>19:41:09.60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-0.000000007086117" calcext:value-type="float">
            <text:p>-7.09E-09</text:p>
          </table:table-cell>
          <table:table-cell table:formula="of:=[.C54]*10^9" office:value-type="float" office:value="-7.086117" calcext:value-type="float">
            <text:p>-7.09E+00</text:p>
          </table:table-cell>
          <table:table-cell table:number-columns-repeated="10"/>
        </table:table-row>
        <table:table-row table:style-name="ro2">
          <table:table-cell office:value-type="time" office:time-value="PT19H41M10.769S" calcext:value-type="time">
            <text:p>19:41:10.77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0.0000000006731884" calcext:value-type="float">
            <text:p>6.73E-10</text:p>
          </table:table-cell>
          <table:table-cell table:formula="of:=[.C55]*10^9" office:value-type="float" office:value="0.6731884" calcext:value-type="float">
            <text:p>6.73E-01</text:p>
          </table:table-cell>
          <table:table-cell table:number-columns-repeated="10"/>
        </table:table-row>
        <table:table-row table:style-name="ro2">
          <table:table-cell office:value-type="time" office:time-value="PT19H41M11.936S" calcext:value-type="time">
            <text:p>19:41:11.94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-0.000000008854927" calcext:value-type="float">
            <text:p>-8.85E-09</text:p>
          </table:table-cell>
          <table:table-cell table:formula="of:=[.C56]*10^9" office:value-type="float" office:value="-8.854927" calcext:value-type="float">
            <text:p>-8.85E+00</text:p>
          </table:table-cell>
          <table:table-cell table:number-columns-repeated="10"/>
        </table:table-row>
        <table:table-row table:style-name="ro2">
          <table:table-cell office:value-type="time" office:time-value="PT19H41M22.114S" calcext:value-type="time">
            <text:p>19:41:22.11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-0.000000001515968" calcext:value-type="float">
            <text:p>-1.52E-09</text:p>
          </table:table-cell>
          <table:table-cell table:formula="of:=[.C57]*10^9" office:value-type="float" office:value="-1.515968" calcext:value-type="float">
            <text:p>-1.52E+00</text:p>
          </table:table-cell>
          <table:table-cell table:number-columns-repeated="10"/>
        </table:table-row>
        <table:table-row table:style-name="ro2">
          <table:table-cell office:value-type="time" office:time-value="PT19H41M23.282S" calcext:value-type="time">
            <text:p>19:41:23.28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-0.000000001392275" calcext:value-type="float">
            <text:p>-1.39E-09</text:p>
          </table:table-cell>
          <table:table-cell table:formula="of:=[.C58]*10^9" office:value-type="float" office:value="-1.392275" calcext:value-type="float">
            <text:p>-1.39E+00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style-name="ce4" table:formula="of:=AVERAGE([.D57:.D61])" office:value-type="float" office:value="-3.2146791" calcext:value-type="float">
            <text:p>-3.21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57:.D61])" office:value-type="float" office:value="3.49198202244367" calcext:value-type="float">
            <text:p>3.49E+00</text:p>
          </table:table-cell>
          <table:table-cell table:number-columns-repeated="4"/>
        </table:table-row>
        <table:table-row table:style-name="ro2">
          <table:table-cell office:value-type="time" office:time-value="PT19H41M24.45S" calcext:value-type="time">
            <text:p>19:41:24.45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-0.000000006859383" calcext:value-type="float">
            <text:p>-6.86E-09</text:p>
          </table:table-cell>
          <table:table-cell table:formula="of:=[.C59]*10^9" office:value-type="float" office:value="-6.859383" calcext:value-type="float">
            <text:p>-6.86E+00</text:p>
          </table:table-cell>
          <table:table-cell table:number-columns-repeated="10"/>
        </table:table-row>
        <table:table-row table:style-name="ro2">
          <table:table-cell office:value-type="time" office:time-value="PT19H41M25.619S" calcext:value-type="time">
            <text:p>19:41:25.62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0.0000000006731755" calcext:value-type="float">
            <text:p>6.73E-10</text:p>
          </table:table-cell>
          <table:table-cell table:formula="of:=[.C60]*10^9" office:value-type="float" office:value="0.6731755" calcext:value-type="float">
            <text:p>6.73E-01</text:p>
          </table:table-cell>
          <table:table-cell table:number-columns-repeated="10"/>
        </table:table-row>
        <table:table-row table:style-name="ro2">
          <table:table-cell office:value-type="time" office:time-value="PT19H41M26.788S" calcext:value-type="time">
            <text:p>19:41:26.79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-0.000000006978945" calcext:value-type="float">
            <text:p>-6.98E-09</text:p>
          </table:table-cell>
          <table:table-cell table:formula="of:=[.C61]*10^9" office:value-type="float" office:value="-6.978945" calcext:value-type="float">
            <text:p>-6.98E+00</text:p>
          </table:table-cell>
          <table:table-cell table:number-columns-repeated="10"/>
        </table:table-row>
        <table:table-row table:style-name="ro2">
          <table:table-cell office:value-type="time" office:time-value="PT19H41M36.973S" calcext:value-type="time">
            <text:p>19:41:36.97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6888228" calcext:value-type="float">
            <text:p>-6.89E-09</text:p>
          </table:table-cell>
          <table:table-cell table:formula="of:=[.C62]*10^9" office:value-type="float" office:value="-6.888228" calcext:value-type="float">
            <text:p>-6.89E+00</text:p>
          </table:table-cell>
          <table:table-cell table:number-columns-repeated="10"/>
        </table:table-row>
        <table:table-row table:style-name="ro2">
          <table:table-cell office:value-type="time" office:time-value="PT19H41M38.149S" calcext:value-type="time">
            <text:p>19:41:38.15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2793989" calcext:value-type="float">
            <text:p>-2.79E-09</text:p>
          </table:table-cell>
          <table:table-cell table:formula="of:=[.C63]*10^9" office:value-type="float" office:value="-2.793989" calcext:value-type="float">
            <text:p>-2.79E+0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style-name="ce4" table:formula="of:=AVERAGE([.D62:.D66])" office:value-type="float" office:value="-4.90673412" calcext:value-type="float">
            <text:p>-4.91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62:.D66])" office:value-type="float" office:value="3.52573421834871" calcext:value-type="float">
            <text:p>3.53E+00</text:p>
          </table:table-cell>
          <table:table-cell table:number-columns-repeated="4"/>
        </table:table-row>
        <table:table-row table:style-name="ro2">
          <table:table-cell office:value-type="time" office:time-value="PT19H41M39.317S" calcext:value-type="time">
            <text:p>19:41:39.32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8549863" calcext:value-type="float">
            <text:p>-8.55E-09</text:p>
          </table:table-cell>
          <table:table-cell table:formula="of:=[.C64]*10^9" office:value-type="float" office:value="-8.549863" calcext:value-type="float">
            <text:p>-8.55E+00</text:p>
          </table:table-cell>
          <table:table-cell table:number-columns-repeated="10"/>
        </table:table-row>
        <table:table-row table:style-name="ro2">
          <table:table-cell office:value-type="time" office:time-value="PT19H41M40.485S" calcext:value-type="time">
            <text:p>19:41:40.49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0.0000000001578424" calcext:value-type="float">
            <text:p>1.58E-10</text:p>
          </table:table-cell>
          <table:table-cell table:formula="of:=[.C65]*10^9" office:value-type="float" office:value="0.1578424" calcext:value-type="float">
            <text:p>1.58E-01</text:p>
          </table:table-cell>
          <table:table-cell table:number-columns-repeated="10"/>
        </table:table-row>
        <table:table-row table:style-name="ro2">
          <table:table-cell office:value-type="time" office:time-value="PT19H41M41.654S" calcext:value-type="time">
            <text:p>19:41:41.65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6459433" calcext:value-type="float">
            <text:p>-6.46E-09</text:p>
          </table:table-cell>
          <table:table-cell table:formula="of:=[.C66]*10^9" office:value-type="float" office:value="-6.459433" calcext:value-type="float">
            <text:p>-6.46E+00</text:p>
          </table:table-cell>
          <table:table-cell table:number-columns-repeated="10"/>
        </table:table-row>
        <table:table-row table:style-name="ro2">
          <table:table-cell office:value-type="time" office:time-value="PT19H41M51.84S" calcext:value-type="time">
            <text:p>19:41:51.84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05966041" calcext:value-type="float">
            <text:p>-5.97E-10</text:p>
          </table:table-cell>
          <table:table-cell table:formula="of:=[.C67]*10^9" office:value-type="float" office:value="-0.5966041" calcext:value-type="float">
            <text:p>-5.97E-01</text:p>
          </table:table-cell>
          <table:table-cell table:number-columns-repeated="10"/>
        </table:table-row>
        <table:table-row table:style-name="ro2">
          <table:table-cell office:value-type="time" office:time-value="PT19H41M53.016S" calcext:value-type="time">
            <text:p>19:41:53.02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8986877" calcext:value-type="float">
            <text:p>-8.99E-09</text:p>
          </table:table-cell>
          <table:table-cell table:formula="of:=[.C68]*10^9" office:value-type="float" office:value="-8.986877" calcext:value-type="float">
            <text:p>-8.99E+00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style-name="ce4" table:formula="of:=AVERAGE([.D67:.D71])" office:value-type="float" office:value="-3.89908454" calcext:value-type="float">
            <text:p>-3.90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67:.D71])" office:value-type="float" office:value="4.00291838508024" calcext:value-type="float">
            <text:p>4.00E+00</text:p>
          </table:table-cell>
          <table:table-cell table:number-columns-repeated="4"/>
        </table:table-row>
        <table:table-row table:style-name="ro2">
          <table:table-cell office:value-type="time" office:time-value="PT19H41M54.184S" calcext:value-type="time">
            <text:p>19:41:54.18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2373477" calcext:value-type="float">
            <text:p>-2.37E-09</text:p>
          </table:table-cell>
          <table:table-cell table:formula="of:=[.C69]*10^9" office:value-type="float" office:value="-2.373477" calcext:value-type="float">
            <text:p>-2.37E+00</text:p>
          </table:table-cell>
          <table:table-cell table:number-columns-repeated="10"/>
        </table:table-row>
        <table:table-row table:style-name="ro2">
          <table:table-cell office:value-type="time" office:time-value="PT19H41M55.352S" calcext:value-type="time">
            <text:p>19:41:55.35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02379286" calcext:value-type="float">
            <text:p>-2.38E-10</text:p>
          </table:table-cell>
          <table:table-cell table:formula="of:=[.C70]*10^9" office:value-type="float" office:value="-0.2379286" calcext:value-type="float">
            <text:p>-2.38E-01</text:p>
          </table:table-cell>
          <table:table-cell table:number-columns-repeated="10"/>
        </table:table-row>
        <table:table-row table:style-name="ro2">
          <table:table-cell office:value-type="time" office:time-value="PT19H41M56.521S" calcext:value-type="time">
            <text:p>19:41:56.52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7300536" calcext:value-type="float">
            <text:p>-7.30E-09</text:p>
          </table:table-cell>
          <table:table-cell table:formula="of:=[.C71]*10^9" office:value-type="float" office:value="-7.300536" calcext:value-type="float">
            <text:p>-7.30E+00</text:p>
          </table:table-cell>
          <table:table-cell table:number-columns-repeated="10"/>
        </table:table-row>
        <table:table-row table:style-name="ro2">
          <table:table-cell office:value-type="time" office:time-value="PT19H42M06.697S" calcext:value-type="time">
            <text:p>19:42:06.70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1705607" calcext:value-type="float">
            <text:p>-1.71E-09</text:p>
          </table:table-cell>
          <table:table-cell table:formula="of:=[.C72]*10^9" office:value-type="float" office:value="-1.705607" calcext:value-type="float">
            <text:p>-1.71E+00</text:p>
          </table:table-cell>
          <table:table-cell table:number-columns-repeated="10"/>
        </table:table-row>
        <table:table-row table:style-name="ro2">
          <table:table-cell office:value-type="time" office:time-value="PT19H42M07.867S" calcext:value-type="time">
            <text:p>19:42:07.87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1812787" calcext:value-type="float">
            <text:p>-1.81E-09</text:p>
          </table:table-cell>
          <table:table-cell table:formula="of:=[.C73]*10^9" office:value-type="float" office:value="-1.812787" calcext:value-type="float">
            <text:p>-1.81E+0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style-name="ce4" table:formula="of:=AVERAGE([.D72:.D76])" office:value-type="float" office:value="-2.9606534" calcext:value-type="float">
            <text:p>-2.96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72:.D76])" office:value-type="float" office:value="2.85265788796112" calcext:value-type="float">
            <text:p>2.85E+00</text:p>
          </table:table-cell>
          <table:table-cell table:number-columns-repeated="4"/>
        </table:table-row>
        <table:table-row table:style-name="ro2">
          <table:table-cell office:value-type="time" office:time-value="PT19H42M09.035S" calcext:value-type="time">
            <text:p>19:42:09.04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8059193" calcext:value-type="float">
            <text:p>-8.06E-09</text:p>
          </table:table-cell>
          <table:table-cell table:formula="of:=[.C74]*10^9" office:value-type="float" office:value="-8.059193" calcext:value-type="float">
            <text:p>-8.06E+00</text:p>
          </table:table-cell>
          <table:table-cell table:number-columns-repeated="10"/>
        </table:table-row>
        <table:table-row table:style-name="ro2">
          <table:table-cell office:value-type="time" office:time-value="PT19H42M10.204S" calcext:value-type="time">
            <text:p>19:42:10.20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1491223" calcext:value-type="float">
            <text:p>-1.49E-09</text:p>
          </table:table-cell>
          <table:table-cell table:formula="of:=[.C75]*10^9" office:value-type="float" office:value="-1.491223" calcext:value-type="float">
            <text:p>-1.49E+00</text:p>
          </table:table-cell>
          <table:table-cell table:number-columns-repeated="10"/>
        </table:table-row>
        <table:table-row table:style-name="ro2">
          <table:table-cell office:value-type="time" office:time-value="PT19H42M11.381S" calcext:value-type="time">
            <text:p>19:42:11.38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1734457" calcext:value-type="float">
            <text:p>-1.73E-09</text:p>
          </table:table-cell>
          <table:table-cell table:formula="of:=[.C76]*10^9" office:value-type="float" office:value="-1.734457" calcext:value-type="float">
            <text:p>-1.73E+00</text:p>
          </table:table-cell>
          <table:table-cell table:number-columns-repeated="10"/>
        </table:table-row>
        <table:table-row table:style-name="ro2">
          <table:table-cell office:value-type="time" office:time-value="PT19H42M21.565S" calcext:value-type="time">
            <text:p>19:42:21.57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3103197" calcext:value-type="float">
            <text:p>-3.10E-09</text:p>
          </table:table-cell>
          <table:table-cell table:formula="of:=[.C77]*10^9" office:value-type="float" office:value="-3.103197" calcext:value-type="float">
            <text:p>-3.10E+00</text:p>
          </table:table-cell>
          <table:table-cell table:number-columns-repeated="10"/>
        </table:table-row>
        <table:table-row table:style-name="ro2">
          <table:table-cell office:value-type="time" office:time-value="PT19H42M22.734S" calcext:value-type="time">
            <text:p>19:42:22.73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4773067" calcext:value-type="float">
            <text:p>-4.77E-09</text:p>
          </table:table-cell>
          <table:table-cell table:formula="of:=[.C78]*10^9" office:value-type="float" office:value="-4.773067" calcext:value-type="float">
            <text:p>-4.77E+0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style-name="ce4" table:formula="of:=AVERAGE([.D77:.D81])" office:value-type="float" office:value="-5.97372" calcext:value-type="float">
            <text:p>-5.97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77:.D81])" office:value-type="float" office:value="2.91951788643707" calcext:value-type="float">
            <text:p>2.92E+00</text:p>
          </table:table-cell>
          <table:table-cell table:number-columns-repeated="4"/>
        </table:table-row>
        <table:table-row table:style-name="ro2">
          <table:table-cell office:value-type="time" office:time-value="PT19H42M23.903S" calcext:value-type="time">
            <text:p>19:42:23.90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1055781" calcext:value-type="float">
            <text:p>-1.06E-08</text:p>
          </table:table-cell>
          <table:table-cell table:formula="of:=[.C79]*10^9" office:value-type="float" office:value="-10.55781" calcext:value-type="float">
            <text:p>-1.06E+01</text:p>
          </table:table-cell>
          <table:table-cell table:number-columns-repeated="10"/>
        </table:table-row>
        <table:table-row table:style-name="ro2">
          <table:table-cell office:value-type="time" office:time-value="PT19H42M25.08S" calcext:value-type="time">
            <text:p>19:42:25.08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4439091" calcext:value-type="float">
            <text:p>-4.44E-09</text:p>
          </table:table-cell>
          <table:table-cell table:formula="of:=[.C80]*10^9" office:value-type="float" office:value="-4.439091" calcext:value-type="float">
            <text:p>-4.44E+00</text:p>
          </table:table-cell>
          <table:table-cell table:number-columns-repeated="10"/>
        </table:table-row>
        <table:table-row table:style-name="ro2">
          <table:table-cell office:value-type="time" office:time-value="PT19H42M26.256S" calcext:value-type="time">
            <text:p>19:42:26.26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6995435" calcext:value-type="float">
            <text:p>-7.00E-09</text:p>
          </table:table-cell>
          <table:table-cell table:formula="of:=[.C81]*10^9" office:value-type="float" office:value="-6.995435" calcext:value-type="float">
            <text:p>-7.00E+00</text:p>
          </table:table-cell>
          <table:table-cell table:number-columns-repeated="10"/>
        </table:table-row>
        <table:table-row table:style-name="ro2">
          <table:table-cell office:value-type="time" office:time-value="PT19H42M36.431S" calcext:value-type="time">
            <text:p>19:42:36.43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06583118" calcext:value-type="float">
            <text:p>-6.58E-09</text:p>
          </table:table-cell>
          <table:table-cell table:formula="of:=[.C82]*10^9" office:value-type="float" office:value="-6.583118" calcext:value-type="float">
            <text:p>-6.58E+00</text:p>
          </table:table-cell>
          <table:table-cell table:number-columns-repeated="10"/>
        </table:table-row>
        <table:table-row table:style-name="ro2">
          <table:table-cell office:value-type="time" office:time-value="PT19H42M37.601S" calcext:value-type="time">
            <text:p>19:42:37.60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09766182" calcext:value-type="float">
            <text:p>-9.77E-09</text:p>
          </table:table-cell>
          <table:table-cell table:formula="of:=[.C83]*10^9" office:value-type="float" office:value="-9.766182" calcext:value-type="float">
            <text:p>-9.77E+0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style-name="ce4" table:formula="of:=AVERAGE([.D82:.D86])" office:value-type="float" office:value="-7.5553482" calcext:value-type="float">
            <text:p>-7.56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82:.D86])" office:value-type="float" office:value="2.52083312464713" calcext:value-type="float">
            <text:p>2.52E+00</text:p>
          </table:table-cell>
          <table:table-cell table:number-columns-repeated="4"/>
        </table:table-row>
        <table:table-row table:style-name="ro2">
          <table:table-cell office:value-type="time" office:time-value="PT19H42M38.77S" calcext:value-type="time">
            <text:p>19:42:38.77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04587521" calcext:value-type="float">
            <text:p>-4.59E-09</text:p>
          </table:table-cell>
          <table:table-cell table:formula="of:=[.C84]*10^9" office:value-type="float" office:value="-4.587521" calcext:value-type="float">
            <text:p>-4.59E+00</text:p>
          </table:table-cell>
          <table:table-cell table:number-columns-repeated="10"/>
        </table:table-row>
        <table:table-row table:style-name="ro2">
          <table:table-cell office:value-type="time" office:time-value="PT19H42M39.939S" calcext:value-type="time">
            <text:p>19:42:39.94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0626563" calcext:value-type="float">
            <text:p>-6.27E-09</text:p>
          </table:table-cell>
          <table:table-cell table:formula="of:=[.C85]*10^9" office:value-type="float" office:value="-6.26563" calcext:value-type="float">
            <text:p>-6.27E+00</text:p>
          </table:table-cell>
          <table:table-cell table:number-columns-repeated="10"/>
        </table:table-row>
        <table:table-row table:style-name="ro2">
          <table:table-cell office:value-type="time" office:time-value="PT19H42M41.107S" calcext:value-type="time">
            <text:p>19:42:41.11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1057429" calcext:value-type="float">
            <text:p>-1.06E-08</text:p>
          </table:table-cell>
          <table:table-cell table:formula="of:=[.C86]*10^9" office:value-type="float" office:value="-10.57429" calcext:value-type="float">
            <text:p>-1.06E+01</text:p>
          </table:table-cell>
          <table:table-cell table:number-columns-repeated="10"/>
        </table:table-row>
        <table:table-row table:style-name="ro2">
          <table:table-cell office:value-type="time" office:time-value="PT19H42M51.283S" calcext:value-type="time">
            <text:p>19:42:51.28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1252043" calcext:value-type="float">
            <text:p>-1.25E-08</text:p>
          </table:table-cell>
          <table:table-cell table:formula="of:=[.C87]*10^9" office:value-type="float" office:value="-12.52043" calcext:value-type="float">
            <text:p>-1.25E+01</text:p>
          </table:table-cell>
          <table:table-cell table:number-columns-repeated="10"/>
        </table:table-row>
        <table:table-row table:style-name="ro2">
          <table:table-cell office:value-type="time" office:time-value="PT19H42M52.452S" calcext:value-type="time">
            <text:p>19:42:52.45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1289153" calcext:value-type="float">
            <text:p>-1.29E-08</text:p>
          </table:table-cell>
          <table:table-cell table:formula="of:=[.C88]*10^9" office:value-type="float" office:value="-12.89153" calcext:value-type="float">
            <text:p>-1.29E+01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table:style-name="ce4" table:formula="of:=AVERAGE([.D87:.D91])" office:value-type="float" office:value="-10.3186828" calcext:value-type="float">
            <text:p>-1.03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87:.D91])" office:value-type="float" office:value="2.26338566044139" calcext:value-type="float">
            <text:p>2.26E+00</text:p>
          </table:table-cell>
          <table:table-cell table:number-columns-repeated="4"/>
        </table:table-row>
        <table:table-row table:style-name="ro2">
          <table:table-cell office:value-type="time" office:time-value="PT19H42M53.621S" calcext:value-type="time">
            <text:p>19:42:53.62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08335447" calcext:value-type="float">
            <text:p>-8.34E-09</text:p>
          </table:table-cell>
          <table:table-cell table:formula="of:=[.C89]*10^9" office:value-type="float" office:value="-8.335447" calcext:value-type="float">
            <text:p>-8.34E+00</text:p>
          </table:table-cell>
          <table:table-cell table:number-columns-repeated="10"/>
        </table:table-row>
        <table:table-row table:style-name="ro2">
          <table:table-cell office:value-type="time" office:time-value="PT19H42M54.789S" calcext:value-type="time">
            <text:p>19:42:54.79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08149906" calcext:value-type="float">
            <text:p>-8.15E-09</text:p>
          </table:table-cell>
          <table:table-cell table:formula="of:=[.C90]*10^9" office:value-type="float" office:value="-8.149906" calcext:value-type="float">
            <text:p>-8.15E+00</text:p>
          </table:table-cell>
          <table:table-cell table:number-columns-repeated="10"/>
        </table:table-row>
        <table:table-row table:style-name="ro2">
          <table:table-cell office:value-type="time" office:time-value="PT19H42M55.958S" calcext:value-type="time">
            <text:p>19:42:55.96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09696101" calcext:value-type="float">
            <text:p>-9.70E-09</text:p>
          </table:table-cell>
          <table:table-cell table:formula="of:=[.C91]*10^9" office:value-type="float" office:value="-9.696101" calcext:value-type="float">
            <text:p>-9.70E+00</text:p>
          </table:table-cell>
          <table:table-cell table:number-columns-repeated="10"/>
        </table:table-row>
        <table:table-row table:style-name="ro2">
          <table:table-cell office:value-type="time" office:time-value="PT19H43M06.133S" calcext:value-type="time">
            <text:p>19:43:06.13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1642917" calcext:value-type="float">
            <text:p>-1.64E-08</text:p>
          </table:table-cell>
          <table:table-cell table:formula="of:=[.C92]*10^9" office:value-type="float" office:value="-16.42917" calcext:value-type="float">
            <text:p>-1.64E+01</text:p>
          </table:table-cell>
          <table:table-cell table:number-columns-repeated="10"/>
        </table:table-row>
        <table:table-row table:style-name="ro2">
          <table:table-cell office:value-type="time" office:time-value="PT19H43M07.303S" calcext:value-type="time">
            <text:p>19:43:07.30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1536127" calcext:value-type="float">
            <text:p>-1.54E-08</text:p>
          </table:table-cell>
          <table:table-cell table:formula="of:=[.C93]*10^9" office:value-type="float" office:value="-15.36127" calcext:value-type="float">
            <text:p>-1.54E+01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style-name="ce4" table:formula="of:=AVERAGE([.D92:.D96])" office:value-type="float" office:value="-14.2373" calcext:value-type="float">
            <text:p>-1.42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92:.D96])" office:value-type="float" office:value="2.49390218345668" calcext:value-type="float">
            <text:p>2.49E+00</text:p>
          </table:table-cell>
          <table:table-cell table:number-columns-repeated="4"/>
        </table:table-row>
        <table:table-row table:style-name="ro2">
          <table:table-cell office:value-type="time" office:time-value="PT19H43M08.471S" calcext:value-type="time">
            <text:p>19:43:08.47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163096" calcext:value-type="float">
            <text:p>-1.63E-08</text:p>
          </table:table-cell>
          <table:table-cell table:formula="of:=[.C94]*10^9" office:value-type="float" office:value="-16.3096" calcext:value-type="float">
            <text:p>-1.63E+01</text:p>
          </table:table-cell>
          <table:table-cell table:number-columns-repeated="10"/>
        </table:table-row>
        <table:table-row table:style-name="ro2">
          <table:table-cell office:value-type="time" office:time-value="PT19H43M09.639S" calcext:value-type="time">
            <text:p>19:43:09.64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1155148" calcext:value-type="float">
            <text:p>-1.16E-08</text:p>
          </table:table-cell>
          <table:table-cell table:formula="of:=[.C95]*10^9" office:value-type="float" office:value="-11.55148" calcext:value-type="float">
            <text:p>-1.16E+01</text:p>
          </table:table-cell>
          <table:table-cell table:number-columns-repeated="10"/>
        </table:table-row>
        <table:table-row table:style-name="ro2">
          <table:table-cell office:value-type="time" office:time-value="PT19H43M10.809S" calcext:value-type="time">
            <text:p>19:43:10.81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1153498" calcext:value-type="float">
            <text:p>-1.15E-08</text:p>
          </table:table-cell>
          <table:table-cell table:formula="of:=[.C96]*10^9" office:value-type="float" office:value="-11.53498" calcext:value-type="float">
            <text:p>-1.15E+01</text:p>
          </table:table-cell>
          <table:table-cell table:number-columns-repeated="10"/>
        </table:table-row>
        <table:table-row table:style-name="ro2">
          <table:table-cell office:value-type="time" office:time-value="PT19H43M20.987S" calcext:value-type="time">
            <text:p>19:43:20.99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2039564" calcext:value-type="float">
            <text:p>-2.04E-08</text:p>
          </table:table-cell>
          <table:table-cell table:formula="of:=[.C97]*10^9" office:value-type="float" office:value="-20.39564" calcext:value-type="float">
            <text:p>-2.04E+01</text:p>
          </table:table-cell>
          <table:table-cell table:number-columns-repeated="10"/>
        </table:table-row>
        <table:table-row table:style-name="ro2">
          <table:table-cell office:value-type="time" office:time-value="PT19H43M22.163S" calcext:value-type="time">
            <text:p>19:43:22.16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2187161" calcext:value-type="float">
            <text:p>-2.19E-08</text:p>
          </table:table-cell>
          <table:table-cell table:formula="of:=[.C98]*10^9" office:value-type="float" office:value="-21.87161" calcext:value-type="float">
            <text:p>-2.19E+01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table:style-name="ce4" table:formula="of:=AVERAGE([.D97:.D101])" office:value-type="float" office:value="-20.262006" calcext:value-type="float">
            <text:p>-2.03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97:.D101])" office:value-type="float" office:value="1.83335455611565" calcext:value-type="float">
            <text:p>1.83E+00</text:p>
          </table:table-cell>
          <table:table-cell table:number-columns-repeated="4"/>
        </table:table-row>
        <table:table-row table:style-name="ro2">
          <table:table-cell office:value-type="time" office:time-value="PT19H43M23.338S" calcext:value-type="time">
            <text:p>19:43:23.34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1712188" calcext:value-type="float">
            <text:p>-1.71E-08</text:p>
          </table:table-cell>
          <table:table-cell table:formula="of:=[.C99]*10^9" office:value-type="float" office:value="-17.12188" calcext:value-type="float">
            <text:p>-1.71E+01</text:p>
          </table:table-cell>
          <table:table-cell table:number-columns-repeated="10"/>
        </table:table-row>
        <table:table-row table:style-name="ro2">
          <table:table-cell office:value-type="time" office:time-value="PT19H43M24.507S" calcext:value-type="time">
            <text:p>19:43:24.51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2096453" calcext:value-type="float">
            <text:p>-2.10E-08</text:p>
          </table:table-cell>
          <table:table-cell table:formula="of:=[.C100]*10^9" office:value-type="float" office:value="-20.96453" calcext:value-type="float">
            <text:p>-2.10E+01</text:p>
          </table:table-cell>
          <table:table-cell table:number-columns-repeated="10"/>
        </table:table-row>
        <table:table-row table:style-name="ro2">
          <table:table-cell office:value-type="time" office:time-value="PT19H43M25.676S" calcext:value-type="time">
            <text:p>19:43:25.68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2095637" calcext:value-type="float">
            <text:p>-2.10E-08</text:p>
          </table:table-cell>
          <table:table-cell table:formula="of:=[.C101]*10^9" office:value-type="float" office:value="-20.95637" calcext:value-type="float">
            <text:p>-2.10E+01</text:p>
          </table:table-cell>
          <table:table-cell table:number-columns-repeated="10"/>
        </table:table-row>
        <table:table-row table:style-name="ro2">
          <table:table-cell office:value-type="time" office:time-value="PT19H43M35.854S" calcext:value-type="time">
            <text:p>19:43:35.85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2631648" calcext:value-type="float">
            <text:p>-2.63E-08</text:p>
          </table:table-cell>
          <table:table-cell table:formula="of:=[.C102]*10^9" office:value-type="float" office:value="-26.31648" calcext:value-type="float">
            <text:p>-2.63E+01</text:p>
          </table:table-cell>
          <table:table-cell table:number-columns-repeated="10"/>
        </table:table-row>
        <table:table-row table:style-name="ro2">
          <table:table-cell office:value-type="time" office:time-value="PT19H43M37.022S" calcext:value-type="time">
            <text:p>19:43:37.02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2554533" calcext:value-type="float">
            <text:p>-2.55E-08</text:p>
          </table:table-cell>
          <table:table-cell table:formula="of:=[.C103]*10^9" office:value-type="float" office:value="-25.54533" calcext:value-type="float">
            <text:p>-2.55E+0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4" table:formula="of:=AVERAGE([.D102:.D106])" office:value-type="float" office:value="-26.760084" calcext:value-type="float">
            <text:p>-2.68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102:.D106])" office:value-type="float" office:value="1.77001206235438" calcext:value-type="float">
            <text:p>1.77E+00</text:p>
          </table:table-cell>
          <table:table-cell table:number-columns-repeated="4"/>
        </table:table-row>
        <table:table-row table:style-name="ro2">
          <table:table-cell office:value-type="time" office:time-value="PT19H43M38.19S" calcext:value-type="time">
            <text:p>19:43:38.19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2880277" calcext:value-type="float">
            <text:p>-2.88E-08</text:p>
          </table:table-cell>
          <table:table-cell table:formula="of:=[.C104]*10^9" office:value-type="float" office:value="-28.80277" calcext:value-type="float">
            <text:p>-2.88E+01</text:p>
          </table:table-cell>
          <table:table-cell table:number-columns-repeated="10"/>
        </table:table-row>
        <table:table-row table:style-name="ro2">
          <table:table-cell office:value-type="time" office:time-value="PT19H43M39.358S" calcext:value-type="time">
            <text:p>19:43:39.36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2474955" calcext:value-type="float">
            <text:p>-2.47E-08</text:p>
          </table:table-cell>
          <table:table-cell table:formula="of:=[.C105]*10^9" office:value-type="float" office:value="-24.74955" calcext:value-type="float">
            <text:p>-2.47E+01</text:p>
          </table:table-cell>
          <table:table-cell table:number-columns-repeated="10"/>
        </table:table-row>
        <table:table-row table:style-name="ro2">
          <table:table-cell office:value-type="time" office:time-value="PT19H43M40.527S" calcext:value-type="time">
            <text:p>19:43:40.53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2838629" calcext:value-type="float">
            <text:p>-2.84E-08</text:p>
          </table:table-cell>
          <table:table-cell table:formula="of:=[.C106]*10^9" office:value-type="float" office:value="-28.38629" calcext:value-type="float">
            <text:p>-2.84E+01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3">
          <table:table-cell table:number-columns-repeated="14"/>
        </table:table-row>
        <table:table-row table:style-name="ro1" table:number-rows-repeated="9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"/>
        </table:table-row>
      </table:table>
      <table:table table:name="10Mrad_PreAnneal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4457" calcext:value-type="float">
            <text:p>0.5574457</text:p>
          </table:table-cell>
          <table:table-cell office:value-type="float" office:value="0.05" calcext:value-type="float">
            <text:p>0.05</text:p>
          </table:table-cell>
          <table:table-cell office:value-type="float" office:value="0.123717151322098" calcext:value-type="float">
            <text:p>0.1237171513220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4023272" calcext:value-type="float">
            <text:p>-1.4023272</text:p>
          </table:table-cell>
          <table:table-cell office:value-type="float" office:value="0.05" calcext:value-type="float">
            <text:p>0.05</text:p>
          </table:table-cell>
          <table:table-cell office:value-type="float" office:value="0.190780370433386" calcext:value-type="float">
            <text:p>0.1907803704333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25009927" calcext:value-type="float">
            <text:p>-0.25009927</text:p>
          </table:table-cell>
          <table:table-cell office:value-type="float" office:value="0.05" calcext:value-type="float">
            <text:p>0.05</text:p>
          </table:table-cell>
          <table:table-cell office:value-type="float" office:value="0.896207243426043" calcext:value-type="float">
            <text:p>0.8962072434260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.94542044" calcext:value-type="float">
            <text:p>-1.94542044</text:p>
          </table:table-cell>
          <table:table-cell office:value-type="float" office:value="0.05" calcext:value-type="float">
            <text:p>0.05</text:p>
          </table:table-cell>
          <table:table-cell office:value-type="float" office:value="1.33023589350791" calcext:value-type="float">
            <text:p>1.330235893507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.5440752" calcext:value-type="float">
            <text:p>-3.5440752</text:p>
          </table:table-cell>
          <table:table-cell office:value-type="float" office:value="0.05" calcext:value-type="float">
            <text:p>0.05</text:p>
          </table:table-cell>
          <table:table-cell office:value-type="float" office:value="0.761373332339136" calcext:value-type="float">
            <text:p>0.7613733323391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.3846726" calcext:value-type="float">
            <text:p>-3.3846726</text:p>
          </table:table-cell>
          <table:table-cell office:value-type="float" office:value="0.05" calcext:value-type="float">
            <text:p>0.05</text:p>
          </table:table-cell>
          <table:table-cell office:value-type="float" office:value="1.66641686673707" calcext:value-type="float">
            <text:p>1.666416866737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.831983" calcext:value-type="float">
            <text:p>-3.831983</text:p>
          </table:table-cell>
          <table:table-cell office:value-type="float" office:value="0.05" calcext:value-type="float">
            <text:p>0.05</text:p>
          </table:table-cell>
          <table:table-cell office:value-type="float" office:value="1.4965389216275" calcext:value-type="float">
            <text:p>1.49653892162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3.8956746" calcext:value-type="float">
            <text:p>-3.8956746</text:p>
          </table:table-cell>
          <table:table-cell office:value-type="float" office:value="0.05" calcext:value-type="float">
            <text:p>0.05</text:p>
          </table:table-cell>
          <table:table-cell office:value-type="float" office:value="1.5080914151663" calcext:value-type="float">
            <text:p>1.50809141516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3.6508062" calcext:value-type="float">
            <text:p>-3.6508062</text:p>
          </table:table-cell>
          <table:table-cell office:value-type="float" office:value="0.05" calcext:value-type="float">
            <text:p>0.05</text:p>
          </table:table-cell>
          <table:table-cell office:value-type="float" office:value="0.849776390670922" calcext:value-type="float">
            <text:p>0.8497763906709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3.2589396" calcext:value-type="float">
            <text:p>-3.2589396</text:p>
          </table:table-cell>
          <table:table-cell office:value-type="float" office:value="0.05" calcext:value-type="float">
            <text:p>0.05</text:p>
          </table:table-cell>
          <table:table-cell office:value-type="float" office:value="1.41735987713664" calcext:value-type="float">
            <text:p>1.41735987713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4.0657702" calcext:value-type="float">
            <text:p>-4.0657702</text:p>
          </table:table-cell>
          <table:table-cell office:value-type="float" office:value="0.05" calcext:value-type="float">
            <text:p>0.05</text:p>
          </table:table-cell>
          <table:table-cell office:value-type="float" office:value="1.15268102083868" calcext:value-type="float">
            <text:p>1.152681020838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4.161984" calcext:value-type="float">
            <text:p>-4.161984</text:p>
          </table:table-cell>
          <table:table-cell office:value-type="float" office:value="0.05" calcext:value-type="float">
            <text:p>0.05</text:p>
          </table:table-cell>
          <table:table-cell office:value-type="float" office:value="1.23807565481537" calcext:value-type="float">
            <text:p>1.238075654815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5.1882082" calcext:value-type="float">
            <text:p>-5.1882082</text:p>
          </table:table-cell>
          <table:table-cell office:value-type="float" office:value="0.05" calcext:value-type="float">
            <text:p>0.05</text:p>
          </table:table-cell>
          <table:table-cell office:value-type="float" office:value="1.05726096406857" calcext:value-type="float">
            <text:p>1.057260964068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6.3979104" calcext:value-type="float">
            <text:p>-6.3979104</text:p>
          </table:table-cell>
          <table:table-cell office:value-type="float" office:value="0.05" calcext:value-type="float">
            <text:p>0.05</text:p>
          </table:table-cell>
          <table:table-cell office:value-type="float" office:value="1.10443222998575" calcext:value-type="float">
            <text:p>1.10443222998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7.9963516" calcext:value-type="float">
            <text:p>-7.9963516</text:p>
          </table:table-cell>
          <table:table-cell office:value-type="float" office:value="0.05" calcext:value-type="float">
            <text:p>0.05</text:p>
          </table:table-cell>
          <table:table-cell office:value-type="float" office:value="1.39368523590042" calcext:value-type="float">
            <text:p>1.393685235900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0.830919" calcext:value-type="float">
            <text:p>-10.830919</text:p>
          </table:table-cell>
          <table:table-cell office:value-type="float" office:value="0.05" calcext:value-type="float">
            <text:p>0.05</text:p>
          </table:table-cell>
          <table:table-cell office:value-type="float" office:value="0.931155609957326" calcext:value-type="float">
            <text:p>0.9311556099573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5.261518" calcext:value-type="float">
            <text:p>-15.261518</text:p>
          </table:table-cell>
          <table:table-cell office:value-type="float" office:value="0.05" calcext:value-type="float">
            <text:p>0.05</text:p>
          </table:table-cell>
          <table:table-cell office:value-type="float" office:value="1.5487835048095" calcext:value-type="float">
            <text:p>1.54878350480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22.187274" calcext:value-type="float">
            <text:p>-22.187274</text:p>
          </table:table-cell>
          <table:table-cell office:value-type="float" office:value="0.05" calcext:value-type="float">
            <text:p>0.05</text:p>
          </table:table-cell>
          <table:table-cell office:value-type="float" office:value="1.27486550109414" calcext:value-type="float">
            <text:p>1.274865501094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30.73838" calcext:value-type="float">
            <text:p>-30.73838</text:p>
          </table:table-cell>
          <table:table-cell office:value-type="float" office:value="0.05" calcext:value-type="float">
            <text:p>0.05</text:p>
          </table:table-cell>
          <table:table-cell office:value-type="float" office:value="1.11808649296466" calcext:value-type="float">
            <text:p>1.118086492964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44.299324" calcext:value-type="float">
            <text:p>-44.299324</text:p>
          </table:table-cell>
          <table:table-cell office:value-type="float" office:value="0.05" calcext:value-type="float">
            <text:p>0.05</text:p>
          </table:table-cell>
          <table:table-cell office:value-type="float" office:value="1.6113719279949" calcext:value-type="float">
            <text:p>1.61137192799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1.004242" calcext:value-type="float">
            <text:p>-61.004242</text:p>
          </table:table-cell>
          <table:table-cell office:value-type="float" office:value="0.05" calcext:value-type="float">
            <text:p>0.05</text:p>
          </table:table-cell>
          <table:table-cell office:value-type="float" office:value="1.63918444566803" calcext:value-type="float">
            <text:p>1.63918444566803</text:p>
          </table:table-cell>
        </table:table-row>
      </table:table>
      <table:table table:name="17p5Mrad_PreAnneal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9505788" calcext:value-type="float">
            <text:p>3.59505788</text:p>
          </table:table-cell>
          <table:table-cell office:value-type="float" office:value="0.05" calcext:value-type="float">
            <text:p>0.05</text:p>
          </table:table-cell>
          <table:table-cell office:value-type="float" office:value="1.85829672745038" calcext:value-type="float">
            <text:p>1.858296727450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32052336" calcext:value-type="float">
            <text:p>0.32052336</text:p>
          </table:table-cell>
          <table:table-cell office:value-type="float" office:value="0.05" calcext:value-type="float">
            <text:p>0.05</text:p>
          </table:table-cell>
          <table:table-cell office:value-type="float" office:value="1.2682053888075" calcext:value-type="float">
            <text:p>1.2682053888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87354788" calcext:value-type="float">
            <text:p>-0.87354788</text:p>
          </table:table-cell>
          <table:table-cell office:value-type="float" office:value="0.05" calcext:value-type="float">
            <text:p>0.05</text:p>
          </table:table-cell>
          <table:table-cell office:value-type="float" office:value="1.54041322219079" calcext:value-type="float">
            <text:p>1.540413222190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.8604907" calcext:value-type="float">
            <text:p>-1.8604907</text:p>
          </table:table-cell>
          <table:table-cell office:value-type="float" office:value="0.05" calcext:value-type="float">
            <text:p>0.05</text:p>
          </table:table-cell>
          <table:table-cell office:value-type="float" office:value="1.17448585546025" calcext:value-type="float">
            <text:p>1.17448585546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.51812194" calcext:value-type="float">
            <text:p>-2.51812194</text:p>
          </table:table-cell>
          <table:table-cell office:value-type="float" office:value="0.05" calcext:value-type="float">
            <text:p>0.05</text:p>
          </table:table-cell>
          <table:table-cell office:value-type="float" office:value="1.70338093052847" calcext:value-type="float">
            <text:p>1.703380930528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.1567878" calcext:value-type="float">
            <text:p>-3.1567878</text:p>
          </table:table-cell>
          <table:table-cell office:value-type="float" office:value="0.05" calcext:value-type="float">
            <text:p>0.05</text:p>
          </table:table-cell>
          <table:table-cell office:value-type="float" office:value="1.20133596047908" calcext:value-type="float">
            <text:p>1.201335960479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.66231" calcext:value-type="float">
            <text:p>-3.66231</text:p>
          </table:table-cell>
          <table:table-cell office:value-type="float" office:value="0.05" calcext:value-type="float">
            <text:p>0.05</text:p>
          </table:table-cell>
          <table:table-cell office:value-type="float" office:value="0.859068809381705" calcext:value-type="float">
            <text:p>0.8590688093817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.5175044" calcext:value-type="float">
            <text:p>-2.5175044</text:p>
          </table:table-cell>
          <table:table-cell office:value-type="float" office:value="0.05" calcext:value-type="float">
            <text:p>0.05</text:p>
          </table:table-cell>
          <table:table-cell office:value-type="float" office:value="0.890495330150192" calcext:value-type="float">
            <text:p>0.8904953301501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3.8658688" calcext:value-type="float">
            <text:p>-3.8658688</text:p>
          </table:table-cell>
          <table:table-cell office:value-type="float" office:value="0.05" calcext:value-type="float">
            <text:p>0.05</text:p>
          </table:table-cell>
          <table:table-cell office:value-type="float" office:value="0.790572049143656" calcext:value-type="float">
            <text:p>0.7905720491436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3.3888346" calcext:value-type="float">
            <text:p>-3.3888346</text:p>
          </table:table-cell>
          <table:table-cell office:value-type="float" office:value="0.05" calcext:value-type="float">
            <text:p>0.05</text:p>
          </table:table-cell>
          <table:table-cell office:value-type="float" office:value="1.32389184843147" calcext:value-type="float">
            <text:p>1.323891848431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3.5635162" calcext:value-type="float">
            <text:p>-3.5635162</text:p>
          </table:table-cell>
          <table:table-cell office:value-type="float" office:value="0.05" calcext:value-type="float">
            <text:p>0.05</text:p>
          </table:table-cell>
          <table:table-cell office:value-type="float" office:value="1.30617674752566" calcext:value-type="float">
            <text:p>1.306176747525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4.2020396" calcext:value-type="float">
            <text:p>-4.2020396</text:p>
          </table:table-cell>
          <table:table-cell office:value-type="float" office:value="0.05" calcext:value-type="float">
            <text:p>0.05</text:p>
          </table:table-cell>
          <table:table-cell office:value-type="float" office:value="1.48585432809152" calcext:value-type="float">
            <text:p>1.485854328091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4.929906" calcext:value-type="float">
            <text:p>-4.929906</text:p>
          </table:table-cell>
          <table:table-cell office:value-type="float" office:value="0.05" calcext:value-type="float">
            <text:p>0.05</text:p>
          </table:table-cell>
          <table:table-cell office:value-type="float" office:value="1.08387358386622" calcext:value-type="float">
            <text:p>1.083873583866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6.526864" calcext:value-type="float">
            <text:p>-6.526864</text:p>
          </table:table-cell>
          <table:table-cell office:value-type="float" office:value="0.05" calcext:value-type="float">
            <text:p>0.05</text:p>
          </table:table-cell>
          <table:table-cell office:value-type="float" office:value="0.847920059998877" calcext:value-type="float">
            <text:p>0.8479200599988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9.2205124" calcext:value-type="float">
            <text:p>-9.2205124</text:p>
          </table:table-cell>
          <table:table-cell office:value-type="float" office:value="0.05" calcext:value-type="float">
            <text:p>0.05</text:p>
          </table:table-cell>
          <table:table-cell office:value-type="float" office:value="1.67975582823793" calcext:value-type="float">
            <text:p>1.679755828237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2.856616" calcext:value-type="float">
            <text:p>-12.856616</text:p>
          </table:table-cell>
          <table:table-cell office:value-type="float" office:value="0.05" calcext:value-type="float">
            <text:p>0.05</text:p>
          </table:table-cell>
          <table:table-cell office:value-type="float" office:value="1.01985418777882" calcext:value-type="float">
            <text:p>1.019854187778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8.228894" calcext:value-type="float">
            <text:p>-18.228894</text:p>
          </table:table-cell>
          <table:table-cell office:value-type="float" office:value="0.05" calcext:value-type="float">
            <text:p>0.05</text:p>
          </table:table-cell>
          <table:table-cell office:value-type="float" office:value="0.840177437348802" calcext:value-type="float">
            <text:p>0.8401774373488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26.054298" calcext:value-type="float">
            <text:p>-26.054298</text:p>
          </table:table-cell>
          <table:table-cell office:value-type="float" office:value="0.05" calcext:value-type="float">
            <text:p>0.05</text:p>
          </table:table-cell>
          <table:table-cell office:value-type="float" office:value="1.90275546372097" calcext:value-type="float">
            <text:p>1.902755463720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36.534944" calcext:value-type="float">
            <text:p>-36.534944</text:p>
          </table:table-cell>
          <table:table-cell office:value-type="float" office:value="0.05" calcext:value-type="float">
            <text:p>0.05</text:p>
          </table:table-cell>
          <table:table-cell office:value-type="float" office:value="1.81501031986873" calcext:value-type="float">
            <text:p>1.815010319868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50.71639" calcext:value-type="float">
            <text:p>-50.71639</text:p>
          </table:table-cell>
          <table:table-cell office:value-type="float" office:value="0.05" calcext:value-type="float">
            <text:p>0.05</text:p>
          </table:table-cell>
          <table:table-cell office:value-type="float" office:value="1.58287702851485" calcext:value-type="float">
            <text:p>1.582877028514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8.915112" calcext:value-type="float">
            <text:p>-68.915112</text:p>
          </table:table-cell>
          <table:table-cell office:value-type="float" office:value="0.05" calcext:value-type="float">
            <text:p>0.05</text:p>
          </table:table-cell>
          <table:table-cell office:value-type="float" office:value="1.05753815520765" calcext:value-type="float">
            <text:p>1.05753815520765</text:p>
          </table:table-cell>
        </table:table-row>
      </table:table>
      <table:table table:name="35Mrad_PreAnneal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422862" calcext:value-type="float">
            <text:p>6.8422862</text:p>
          </table:table-cell>
          <table:table-cell office:value-type="float" office:value="0.05" calcext:value-type="float">
            <text:p>0.05</text:p>
          </table:table-cell>
          <table:table-cell office:value-type="float" office:value="8.31158975655059" calcext:value-type="float">
            <text:p>8.311589756550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23106832" calcext:value-type="float">
            <text:p>-1.23106832</text:p>
          </table:table-cell>
          <table:table-cell office:value-type="float" office:value="0.05" calcext:value-type="float">
            <text:p>0.05</text:p>
          </table:table-cell>
          <table:table-cell office:value-type="float" office:value="10.7547528932196" calcext:value-type="float">
            <text:p>10.75475289321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.33025176" calcext:value-type="float">
            <text:p>-2.33025176</text:p>
          </table:table-cell>
          <table:table-cell office:value-type="float" office:value="0.05" calcext:value-type="float">
            <text:p>0.05</text:p>
          </table:table-cell>
          <table:table-cell office:value-type="float" office:value="11.7152083262842" calcext:value-type="float">
            <text:p>11.71520832628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.4531754" calcext:value-type="float">
            <text:p>-2.4531754</text:p>
          </table:table-cell>
          <table:table-cell office:value-type="float" office:value="0.05" calcext:value-type="float">
            <text:p>0.05</text:p>
          </table:table-cell>
          <table:table-cell office:value-type="float" office:value="12.3844495788186" calcext:value-type="float">
            <text:p>12.38444957881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6.6542662" calcext:value-type="float">
            <text:p>-6.6542662</text:p>
          </table:table-cell>
          <table:table-cell office:value-type="float" office:value="0.05" calcext:value-type="float">
            <text:p>0.05</text:p>
          </table:table-cell>
          <table:table-cell office:value-type="float" office:value="8.24386406959111" calcext:value-type="float">
            <text:p>8.243864069591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63345060000001" calcext:value-type="float">
            <text:p>0.563345060000001</text:p>
          </table:table-cell>
          <table:table-cell office:value-type="float" office:value="0.05" calcext:value-type="float">
            <text:p>0.05</text:p>
          </table:table-cell>
          <table:table-cell office:value-type="float" office:value="6.80011805407022" calcext:value-type="float">
            <text:p>6.800118054070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.9897286" calcext:value-type="float">
            <text:p>-2.9897286</text:p>
          </table:table-cell>
          <table:table-cell office:value-type="float" office:value="0.05" calcext:value-type="float">
            <text:p>0.05</text:p>
          </table:table-cell>
          <table:table-cell office:value-type="float" office:value="7.16490720255638" calcext:value-type="float">
            <text:p>7.164907202556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3.0111146" calcext:value-type="float">
            <text:p>-3.0111146</text:p>
          </table:table-cell>
          <table:table-cell office:value-type="float" office:value="0.05" calcext:value-type="float">
            <text:p>0.05</text:p>
          </table:table-cell>
          <table:table-cell office:value-type="float" office:value="5.98179544889336" calcext:value-type="float">
            <text:p>5.981795448893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0.16712018" calcext:value-type="float">
            <text:p>-0.16712018</text:p>
          </table:table-cell>
          <table:table-cell office:value-type="float" office:value="0.05" calcext:value-type="float">
            <text:p>0.05</text:p>
          </table:table-cell>
          <table:table-cell office:value-type="float" office:value="3.92834827966924" calcext:value-type="float">
            <text:p>3.928348279669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4.00138432" calcext:value-type="float">
            <text:p>-4.00138432</text:p>
          </table:table-cell>
          <table:table-cell office:value-type="float" office:value="0.05" calcext:value-type="float">
            <text:p>0.05</text:p>
          </table:table-cell>
          <table:table-cell office:value-type="float" office:value="4.96655139144003" calcext:value-type="float">
            <text:p>4.96655139144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4.705552" calcext:value-type="float">
            <text:p>-4.705552</text:p>
          </table:table-cell>
          <table:table-cell office:value-type="float" office:value="0.05" calcext:value-type="float">
            <text:p>0.05</text:p>
          </table:table-cell>
          <table:table-cell office:value-type="float" office:value="4.04306993670355" calcext:value-type="float">
            <text:p>4.043069936703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2.487407412" calcext:value-type="float">
            <text:p>-2.487407412</text:p>
          </table:table-cell>
          <table:table-cell office:value-type="float" office:value="0.05" calcext:value-type="float">
            <text:p>0.05</text:p>
          </table:table-cell>
          <table:table-cell office:value-type="float" office:value="3.68916228399956" calcext:value-type="float">
            <text:p>3.689162283999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2.38511852" calcext:value-type="float">
            <text:p>-2.38511852</text:p>
          </table:table-cell>
          <table:table-cell office:value-type="float" office:value="0.05" calcext:value-type="float">
            <text:p>0.05</text:p>
          </table:table-cell>
          <table:table-cell office:value-type="float" office:value="2.91550693163149" calcext:value-type="float">
            <text:p>2.915506931631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5.3692756" calcext:value-type="float">
            <text:p>-5.3692756</text:p>
          </table:table-cell>
          <table:table-cell office:value-type="float" office:value="0.05" calcext:value-type="float">
            <text:p>0.05</text:p>
          </table:table-cell>
          <table:table-cell office:value-type="float" office:value="1.80565073555417" calcext:value-type="float">
            <text:p>1.805650735554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4.522384" calcext:value-type="float">
            <text:p>-4.522384</text:p>
          </table:table-cell>
          <table:table-cell office:value-type="float" office:value="0.05" calcext:value-type="float">
            <text:p>0.05</text:p>
          </table:table-cell>
          <table:table-cell office:value-type="float" office:value="1.9693374709799" calcext:value-type="float">
            <text:p>1.96933747097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6.8832678" calcext:value-type="float">
            <text:p>-6.8832678</text:p>
          </table:table-cell>
          <table:table-cell office:value-type="float" office:value="0.05" calcext:value-type="float">
            <text:p>0.05</text:p>
          </table:table-cell>
          <table:table-cell office:value-type="float" office:value="2.52041722493572" calcext:value-type="float">
            <text:p>2.520417224935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0.8464074" calcext:value-type="float">
            <text:p>-10.8464074</text:p>
          </table:table-cell>
          <table:table-cell office:value-type="float" office:value="0.05" calcext:value-type="float">
            <text:p>0.05</text:p>
          </table:table-cell>
          <table:table-cell office:value-type="float" office:value="2.66005281063352" calcext:value-type="float">
            <text:p>2.660052810633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16.10585" calcext:value-type="float">
            <text:p>-16.10585</text:p>
          </table:table-cell>
          <table:table-cell office:value-type="float" office:value="0.05" calcext:value-type="float">
            <text:p>0.05</text:p>
          </table:table-cell>
          <table:table-cell office:value-type="float" office:value="2.777681922287" calcext:value-type="float">
            <text:p>2.7776819222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25.72013" calcext:value-type="float">
            <text:p>-25.72013</text:p>
          </table:table-cell>
          <table:table-cell office:value-type="float" office:value="0.05" calcext:value-type="float">
            <text:p>0.05</text:p>
          </table:table-cell>
          <table:table-cell office:value-type="float" office:value="1.81233108477728" calcext:value-type="float">
            <text:p>1.812331084777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38.589196" calcext:value-type="float">
            <text:p>-38.589196</text:p>
          </table:table-cell>
          <table:table-cell office:value-type="float" office:value="0.05" calcext:value-type="float">
            <text:p>0.05</text:p>
          </table:table-cell>
          <table:table-cell office:value-type="float" office:value="2.19637534725511" calcext:value-type="float">
            <text:p>2.196375347255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6.312898" calcext:value-type="float">
            <text:p>-56.312898</text:p>
          </table:table-cell>
          <table:table-cell office:value-type="float" office:value="0.05" calcext:value-type="float">
            <text:p>0.05</text:p>
          </table:table-cell>
          <table:table-cell office:value-type="float" office:value="2.10109334622953" calcext:value-type="float">
            <text:p>2.10109334622953</text:p>
          </table:table-cell>
        </table:table-row>
      </table:table>
      <table:table table:name="Sheet5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94534" calcext:value-type="float">
            <text:p>-9.094534</text:p>
          </table:table-cell>
          <table:table-cell office:value-type="float" office:value="0.05" calcext:value-type="float">
            <text:p>0.05</text:p>
          </table:table-cell>
          <table:table-cell office:value-type="float" office:value="15.0342505931965" calcext:value-type="float">
            <text:p>15.03425059319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1354634" calcext:value-type="float">
            <text:p>-1.1354634</text:p>
          </table:table-cell>
          <table:table-cell office:value-type="float" office:value="0.05" calcext:value-type="float">
            <text:p>0.05</text:p>
          </table:table-cell>
          <table:table-cell office:value-type="float" office:value="12.9534047929687" calcext:value-type="float">
            <text:p>12.95340479296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.6568138" calcext:value-type="float">
            <text:p>-2.6568138</text:p>
          </table:table-cell>
          <table:table-cell office:value-type="float" office:value="0.05" calcext:value-type="float">
            <text:p>0.05</text:p>
          </table:table-cell>
          <table:table-cell office:value-type="float" office:value="12.1100128043955" calcext:value-type="float">
            <text:p>12.1100128043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6026662" calcext:value-type="float">
            <text:p>4.6026662</text:p>
          </table:table-cell>
          <table:table-cell office:value-type="float" office:value="0.05" calcext:value-type="float">
            <text:p>0.05</text:p>
          </table:table-cell>
          <table:table-cell office:value-type="float" office:value="10.4754396544606" calcext:value-type="float">
            <text:p>10.47543965446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6.3393696" calcext:value-type="float">
            <text:p>-6.3393696</text:p>
          </table:table-cell>
          <table:table-cell office:value-type="float" office:value="0.05" calcext:value-type="float">
            <text:p>0.05</text:p>
          </table:table-cell>
          <table:table-cell office:value-type="float" office:value="10.7315995231373" calcext:value-type="float">
            <text:p>10.73159952313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6.7028036" calcext:value-type="float">
            <text:p>-6.7028036</text:p>
          </table:table-cell>
          <table:table-cell office:value-type="float" office:value="0.05" calcext:value-type="float">
            <text:p>0.05</text:p>
          </table:table-cell>
          <table:table-cell office:value-type="float" office:value="6.36283712826199" calcext:value-type="float">
            <text:p>6.362837128261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.110628" calcext:value-type="float">
            <text:p>-2.110628</text:p>
          </table:table-cell>
          <table:table-cell office:value-type="float" office:value="0.05" calcext:value-type="float">
            <text:p>0.05</text:p>
          </table:table-cell>
          <table:table-cell office:value-type="float" office:value="5.72973230406382" calcext:value-type="float">
            <text:p>5.729732304063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.8047388" calcext:value-type="float">
            <text:p>-1.8047388</text:p>
          </table:table-cell>
          <table:table-cell office:value-type="float" office:value="0.05" calcext:value-type="float">
            <text:p>0.05</text:p>
          </table:table-cell>
          <table:table-cell office:value-type="float" office:value="5.44948831249056" calcext:value-type="float">
            <text:p>5.449488312490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.43209788" calcext:value-type="float">
            <text:p>-2.43209788</text:p>
          </table:table-cell>
          <table:table-cell office:value-type="float" office:value="0.05" calcext:value-type="float">
            <text:p>0.05</text:p>
          </table:table-cell>
          <table:table-cell office:value-type="float" office:value="2.5174070125535" calcext:value-type="float">
            <text:p>2.51740701255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4.0359604" calcext:value-type="float">
            <text:p>-4.0359604</text:p>
          </table:table-cell>
          <table:table-cell office:value-type="float" office:value="0.05" calcext:value-type="float">
            <text:p>0.05</text:p>
          </table:table-cell>
          <table:table-cell office:value-type="float" office:value="3.99076303723759" calcext:value-type="float">
            <text:p>3.990763037237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5.35779392" calcext:value-type="float">
            <text:p>-5.35779392</text:p>
          </table:table-cell>
          <table:table-cell office:value-type="float" office:value="0.05" calcext:value-type="float">
            <text:p>0.05</text:p>
          </table:table-cell>
          <table:table-cell office:value-type="float" office:value="3.86748473037075" calcext:value-type="float">
            <text:p>3.86748473037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3.2146791" calcext:value-type="float">
            <text:p>-3.2146791</text:p>
          </table:table-cell>
          <table:table-cell office:value-type="float" office:value="0.05" calcext:value-type="float">
            <text:p>0.05</text:p>
          </table:table-cell>
          <table:table-cell office:value-type="float" office:value="3.49198202244367" calcext:value-type="float">
            <text:p>3.491982022443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4.90673412" calcext:value-type="float">
            <text:p>-4.90673412</text:p>
          </table:table-cell>
          <table:table-cell office:value-type="float" office:value="0.05" calcext:value-type="float">
            <text:p>0.05</text:p>
          </table:table-cell>
          <table:table-cell office:value-type="float" office:value="3.52573421834871" calcext:value-type="float">
            <text:p>3.525734218348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3.89908454" calcext:value-type="float">
            <text:p>-3.89908454</text:p>
          </table:table-cell>
          <table:table-cell office:value-type="float" office:value="0.05" calcext:value-type="float">
            <text:p>0.05</text:p>
          </table:table-cell>
          <table:table-cell office:value-type="float" office:value="4.00291838508024" calcext:value-type="float">
            <text:p>4.002918385080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2.9606534" calcext:value-type="float">
            <text:p>-2.9606534</text:p>
          </table:table-cell>
          <table:table-cell office:value-type="float" office:value="0.05" calcext:value-type="float">
            <text:p>0.05</text:p>
          </table:table-cell>
          <table:table-cell office:value-type="float" office:value="2.85265788796112" calcext:value-type="float">
            <text:p>2.852657887961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5.97372" calcext:value-type="float">
            <text:p>-5.97372</text:p>
          </table:table-cell>
          <table:table-cell office:value-type="float" office:value="0.05" calcext:value-type="float">
            <text:p>0.05</text:p>
          </table:table-cell>
          <table:table-cell office:value-type="float" office:value="2.91951788643707" calcext:value-type="float">
            <text:p>2.919517886437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7.5553482" calcext:value-type="float">
            <text:p>-7.5553482</text:p>
          </table:table-cell>
          <table:table-cell office:value-type="float" office:value="0.05" calcext:value-type="float">
            <text:p>0.05</text:p>
          </table:table-cell>
          <table:table-cell office:value-type="float" office:value="2.52083312464713" calcext:value-type="float">
            <text:p>2.520833124647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10.3186828" calcext:value-type="float">
            <text:p>-10.3186828</text:p>
          </table:table-cell>
          <table:table-cell office:value-type="float" office:value="0.05" calcext:value-type="float">
            <text:p>0.05</text:p>
          </table:table-cell>
          <table:table-cell office:value-type="float" office:value="2.26338566044139" calcext:value-type="float">
            <text:p>2.263385660441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4.2373" calcext:value-type="float">
            <text:p>-14.2373</text:p>
          </table:table-cell>
          <table:table-cell office:value-type="float" office:value="0.05" calcext:value-type="float">
            <text:p>0.05</text:p>
          </table:table-cell>
          <table:table-cell office:value-type="float" office:value="2.49390218345668" calcext:value-type="float">
            <text:p>2.493902183456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20.262006" calcext:value-type="float">
            <text:p>-20.262006</text:p>
          </table:table-cell>
          <table:table-cell office:value-type="float" office:value="0.05" calcext:value-type="float">
            <text:p>0.05</text:p>
          </table:table-cell>
          <table:table-cell office:value-type="float" office:value="1.83335455611565" calcext:value-type="float">
            <text:p>1.833354556115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6.760084" calcext:value-type="float">
            <text:p>-26.760084</text:p>
          </table:table-cell>
          <table:table-cell office:value-type="float" office:value="0.05" calcext:value-type="float">
            <text:p>0.05</text:p>
          </table:table-cell>
          <table:table-cell office:value-type="float" office:value="1.77001206235438" calcext:value-type="float">
            <text:p>1.77001206235438</text:p>
          </table:table-cell>
        </table:table-row>
      </table:table>
      <table:named-expressions/>
      <table:database-ranges>
        <table:database-range table:name="__Anonymous_Sheet_DB__1" table:target-range-address="10Mrad_PreAnneal.A1:10Mrad_PreAnneal.D101" table:contains-header="false" table:orientation="column">
          <table:filter>
            <table:filter-and>
              <table:filter-condition table:field-number="0" table:data-type="number" table:value="67" table:operator="="/>
            </table:filter-and>
          </table:filter>
        </table:database-range>
        <table:database-range table:name="__Anonymous_Sheet_DB__2" table:target-range-address="17p5Mrad_PreAnneal.A1:17p5Mrad_PreAnneal.D101" table:contains-header="false" table:orientation="column">
          <table:filter>
            <table:filter-and>
              <table:filter-condition table:field-number="0" table:data-type="number" table:value="67" table:operator="="/>
            </table:filter-and>
          </table:filter>
        </table:database-range>
        <table:database-range table:name="__Anonymous_Sheet_DB__3" table:target-range-address="35Mrad_PreAnneal.A1:35Mrad_PreAnneal.D101" table:contains-header="false" table:orientation="column">
          <table:filter>
            <table:filter-and>
              <table:filter-condition table:field-number="0" table:data-type="number" table:value="67" table:operator="="/>
            </table:filter-and>
          </table:filter>
        </table:database-range>
        <table:database-range table:name="__Anonymous_Sheet_DB__4" table:target-range-address="Sheet5.A1:Sheet5.D10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 style:data-style-name="N2" text:time-value="11:48:38.156376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48:22.802418763</meta:creation-date>
    <dc:date>2018-11-01T15:32:50.198720985</dc:date>
    <meta:editing-duration>PT5H34M57S</meta:editing-duration>
    <meta:editing-cycles>9</meta:editing-cycles>
    <meta:generator>LibreOffice/5.3.6.1$Linux_X86_64 LibreOffice_project/30$Build-1</meta:generator>
    <meta:document-statistic meta:table-count="5" meta:cell-count="848" meta:object-count="0"/>
  </office:meta>
</office:document-meta>
</file>